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12" svg:font-family="12"/>
    <style:font-face style:name="Consolas" svg:font-family="Consolas, Monaco, 'Andale Mono', 'Ubuntu Mono', monospace"/>
    <style:font-face style:name="Libre Franklin" svg:font-family="'Libre Franklin'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0pt" fo:font-style="italic" fo:font-weight="bold" officeooo:rsid="001e9fa3" officeooo:paragraph-rsid="001e9fa3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Preformatted_20_Text">
      <style:text-properties officeooo:paragraph-rsid="001feb82"/>
    </style:style>
    <style:style style:name="P3" style:family="paragraph" style:parent-style-name="Preformatted_20_Text">
      <loext:graphic-properties draw:fill="solid" draw:fill-color="#1d2630" draw:opacity="100%"/>
      <style:paragraph-properties fo:margin-top="0in" fo:margin-bottom="0.1965in" style:contextual-spacing="false" fo:text-align="start" style:justify-single-word="false" fo:orphans="2" fo:widows="2" fo:background-color="#1d2630" fo:padding="0in" fo:border="none"/>
    </style:style>
    <style:style style:name="P4" style:family="paragraph" style:parent-style-name="Preformatted_20_Text">
      <loext:graphic-properties draw:fill="solid" draw:fill-color="#1d2630" draw:opacity="100%"/>
      <style:paragraph-properties fo:text-align="start" style:justify-single-word="false" fo:orphans="2" fo:widows="2" fo:background-color="#1d2630" fo:padding="0in" fo:border="none"/>
    </style:style>
    <style:style style:name="P5" style:family="paragraph" style:parent-style-name="Standard">
      <style:text-properties officeooo:rsid="001e9fa3" officeooo:paragraph-rsid="001e9fa3"/>
    </style:style>
    <style:style style:name="P6" style:family="paragraph" style:parent-style-name="Standard">
      <style:text-properties officeooo:rsid="001e9fa3" officeooo:paragraph-rsid="002c8c5a"/>
    </style:style>
    <style:style style:name="P7" style:family="paragraph" style:parent-style-name="Standard">
      <style:text-properties officeooo:paragraph-rsid="001e9fa3"/>
    </style:style>
    <style:style style:name="P8" style:family="paragraph" style:parent-style-name="Standard">
      <style:text-properties fo:font-weight="bold" officeooo:rsid="001e9fa3" officeooo:paragraph-rsid="001e9fa3" style:font-weight-asian="bold" style:font-weight-complex="bold"/>
    </style:style>
    <style:style style:name="P9" style:family="paragraph" style:parent-style-name="Standard">
      <style:text-properties fo:font-weight="bold" officeooo:rsid="0029b7b7" officeooo:paragraph-rsid="0029b7b7" style:font-weight-asian="bold" style:font-weight-complex="bold"/>
    </style:style>
    <style:style style:name="P10" style:family="paragraph" style:parent-style-name="Standard">
      <style:text-properties fo:font-weight="bold" officeooo:rsid="0042e727" officeooo:paragraph-rsid="0042e727" style:font-weight-asian="bold" style:font-weight-complex="bold"/>
    </style:style>
    <style:style style:name="P11" style:family="paragraph" style:parent-style-name="Standard">
      <style:text-properties officeooo:paragraph-rsid="001ecc50"/>
    </style:style>
    <style:style style:name="P12" style:family="paragraph" style:parent-style-name="Standard">
      <style:text-properties officeooo:paragraph-rsid="001feb82"/>
    </style:style>
    <style:style style:name="P13" style:family="paragraph" style:parent-style-name="Standard">
      <style:text-properties officeooo:paragraph-rsid="00203ec4"/>
    </style:style>
    <style:style style:name="P14" style:family="paragraph" style:parent-style-name="Standard">
      <style:text-properties officeooo:rsid="00203ec4" officeooo:paragraph-rsid="00203ec4"/>
    </style:style>
    <style:style style:name="P15" style:family="paragraph" style:parent-style-name="Standard">
      <style:text-properties officeooo:rsid="00203ec4" officeooo:paragraph-rsid="002c8c5a"/>
    </style:style>
    <style:style style:name="P16" style:family="paragraph" style:parent-style-name="Standard">
      <style:text-properties officeooo:paragraph-rsid="00219d84"/>
    </style:style>
    <style:style style:name="P17" style:family="paragraph" style:parent-style-name="Standard">
      <style:text-properties officeooo:paragraph-rsid="00251653"/>
    </style:style>
    <style:style style:name="P18" style:family="paragraph" style:parent-style-name="Standard">
      <style:text-properties officeooo:paragraph-rsid="002ae8f4"/>
    </style:style>
    <style:style style:name="P19" style:family="paragraph" style:parent-style-name="Standard">
      <style:text-properties officeooo:paragraph-rsid="002ba438"/>
    </style:style>
    <style:style style:name="P20" style:family="paragraph" style:parent-style-name="Standard">
      <style:text-properties officeooo:rsid="002c8c5a" officeooo:paragraph-rsid="002c8c5a"/>
    </style:style>
    <style:style style:name="P21" style:family="paragraph" style:parent-style-name="Standard">
      <style:text-properties officeooo:paragraph-rsid="00311393"/>
    </style:style>
    <style:style style:name="P22" style:family="paragraph" style:parent-style-name="Standard">
      <style:text-properties officeooo:paragraph-rsid="004359bf"/>
    </style:style>
    <style:style style:name="P23" style:family="paragraph" style:parent-style-name="Standard">
      <style:text-properties officeooo:paragraph-rsid="00468aef"/>
    </style:style>
    <style:style style:name="P24" style:family="paragraph" style:parent-style-name="Standard">
      <style:text-properties officeooo:paragraph-rsid="0048e361"/>
    </style:style>
    <style:style style:name="P25" style:family="paragraph" style:parent-style-name="Standard">
      <style:text-properties officeooo:paragraph-rsid="004d28dd"/>
    </style:style>
    <style:style style:name="P26" style:family="paragraph" style:parent-style-name="Standard">
      <style:text-properties officeooo:paragraph-rsid="0053057d"/>
    </style:style>
    <style:style style:name="P27" style:family="paragraph" style:parent-style-name="Table_20_Contents">
      <style:text-properties officeooo:rsid="001e9fa3" officeooo:paragraph-rsid="001e9fa3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weight="bold" officeooo:rsid="001e9fa3" officeooo:paragraph-rsid="001e9fa3" style:font-weight-asian="bold" style:font-weight-complex="bold"/>
    </style:style>
    <style:style style:name="P30" style:family="paragraph" style:parent-style-name="Table_20_Contents">
      <style:text-properties fo:font-weight="bold" officeooo:rsid="001feb82" officeooo:paragraph-rsid="001feb82" style:font-weight-asian="bold" style:font-weight-complex="bold"/>
    </style:style>
    <style:style style:name="P31" style:family="paragraph" style:parent-style-name="Table_20_Contents">
      <style:text-properties fo:font-weight="bold" officeooo:rsid="00203ec4" officeooo:paragraph-rsid="00203ec4" style:font-weight-asian="bold" style:font-weight-complex="bold"/>
    </style:style>
    <style:style style:name="P32" style:family="paragraph" style:parent-style-name="Table_20_Contents">
      <style:text-properties fo:font-weight="bold" officeooo:rsid="00251653" officeooo:paragraph-rsid="00251653" style:font-weight-asian="bold" style:font-weight-complex="bold"/>
    </style:style>
    <style:style style:name="P33" style:family="paragraph" style:parent-style-name="Table_20_Contents">
      <style:text-properties fo:font-weight="bold" officeooo:rsid="002a8e86" officeooo:paragraph-rsid="002a8e86" style:font-weight-asian="bold" style:font-weight-complex="bold"/>
    </style:style>
    <style:style style:name="P34" style:family="paragraph" style:parent-style-name="Table_20_Contents">
      <style:text-properties fo:font-weight="bold" officeooo:rsid="002ba438" officeooo:paragraph-rsid="002ba438" style:font-weight-asian="bold" style:font-weight-complex="bold"/>
    </style:style>
    <style:style style:name="P35" style:family="paragraph" style:parent-style-name="Table_20_Contents">
      <style:text-properties fo:font-weight="bold" officeooo:rsid="002c8c5a" officeooo:paragraph-rsid="002c8c5a" style:font-weight-asian="bold" style:font-weight-complex="bold"/>
    </style:style>
    <style:style style:name="P36" style:family="paragraph" style:parent-style-name="Table_20_Contents">
      <style:text-properties fo:font-weight="bold" officeooo:rsid="00239272" officeooo:paragraph-rsid="00239272" style:font-weight-asian="bold" style:font-weight-complex="bold"/>
    </style:style>
    <style:style style:name="P37" style:family="paragraph" style:parent-style-name="Table_20_Contents">
      <style:text-properties fo:font-weight="bold" officeooo:rsid="002fdf28" officeooo:paragraph-rsid="002fdf28" style:font-weight-asian="bold" style:font-weight-complex="bold"/>
    </style:style>
    <style:style style:name="P38" style:family="paragraph" style:parent-style-name="Table_20_Contents">
      <style:text-properties fo:font-weight="bold" officeooo:rsid="0039d7fc" officeooo:paragraph-rsid="0039d7f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3cc7fa" officeooo:paragraph-rsid="003cc7f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359bf" officeooo:paragraph-rsid="004359b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68aef" officeooo:paragraph-rsid="00468aef" style:font-weight-asian="bold" style:font-weight-complex="bold"/>
    </style:style>
    <style:style style:name="P42" style:family="paragraph" style:parent-style-name="Table_20_Contents">
      <style:text-properties style:use-window-font-color="true" loext:opacity="0%" fo:font-size="12pt" officeooo:paragraph-rsid="001feb82" fo:background-color="transparent" style:font-size-asian="12pt" style:font-size-complex="12pt"/>
    </style:style>
    <style:style style:name="P43" style:family="paragraph" style:parent-style-name="Table_20_Contents">
      <style:text-properties officeooo:paragraph-rsid="001feb82"/>
    </style:style>
    <style:style style:name="P44" style:family="paragraph" style:parent-style-name="Table_20_Contents">
      <style:text-properties fo:color="#00a933" loext:opacity="100%" fo:font-weight="bold" style:font-weight-asian="bold" style:font-weight-complex="bold"/>
    </style:style>
    <style:style style:name="P45" style:family="paragraph" style:parent-style-name="Table_20_Contents">
      <style:text-properties fo:color="#00a933" loext:opacity="100%" fo:font-weight="bold" officeooo:rsid="001ecc50" officeooo:paragraph-rsid="001feb82" style:font-weight-asian="bold" style:font-weight-complex="bold"/>
    </style:style>
    <style:style style:name="P46" style:family="paragraph" style:parent-style-name="Table_20_Contents">
      <style:text-properties fo:color="#00a933" loext:opacity="100%" fo:font-weight="bold" officeooo:rsid="001ecc50" officeooo:paragraph-rsid="001ecc50" style:font-weight-asian="bold" style:font-weight-complex="bold"/>
    </style:style>
    <style:style style:name="P47" style:family="paragraph" style:parent-style-name="Table_20_Contents">
      <style:text-properties fo:color="#00a933" loext:opacity="100%" fo:font-weight="bold" officeooo:rsid="001feb82" style:font-weight-asian="bold" style:font-weight-complex="bold"/>
    </style:style>
    <style:style style:name="P48" style:family="paragraph" style:parent-style-name="Table_20_Contents">
      <style:text-properties fo:color="#00a933" loext:opacity="100%" fo:font-weight="bold" officeooo:rsid="001feb82" officeooo:paragraph-rsid="001feb82" style:font-weight-asian="bold" style:font-weight-complex="bold"/>
    </style:style>
    <style:style style:name="P49" style:family="paragraph" style:parent-style-name="Table_20_Contents">
      <style:text-properties fo:color="#00a933" loext:opacity="100%" fo:font-weight="bold" officeooo:rsid="00203ec4" officeooo:paragraph-rsid="00203ec4" style:font-weight-asian="bold" style:font-weight-complex="bold"/>
    </style:style>
    <style:style style:name="P50" style:family="paragraph" style:parent-style-name="Table_20_Contents">
      <style:text-properties fo:color="#00a933" loext:opacity="100%" fo:font-weight="bold" officeooo:rsid="001e9fa3" officeooo:paragraph-rsid="001e9fa3" style:font-weight-asian="bold" style:font-weight-complex="bold"/>
    </style:style>
    <style:style style:name="P51" style:family="paragraph" style:parent-style-name="Table_20_Contents">
      <style:text-properties fo:color="#00a933" loext:opacity="100%" fo:font-weight="bold" officeooo:rsid="00251653" officeooo:paragraph-rsid="00251653" style:font-weight-asian="bold" style:font-weight-complex="bold"/>
    </style:style>
    <style:style style:name="P52" style:family="paragraph" style:parent-style-name="Table_20_Contents">
      <style:text-properties fo:color="#00a933" loext:opacity="100%" fo:font-weight="bold" officeooo:rsid="0029b7b7" officeooo:paragraph-rsid="0029b7b7" style:font-weight-asian="bold" style:font-weight-complex="bold"/>
    </style:style>
    <style:style style:name="P53" style:family="paragraph" style:parent-style-name="Table_20_Contents">
      <style:text-properties fo:color="#00a933" loext:opacity="100%" fo:font-weight="bold" officeooo:rsid="002a8e86" officeooo:paragraph-rsid="002a8e86" style:font-weight-asian="bold" style:font-weight-complex="bold"/>
    </style:style>
    <style:style style:name="P54" style:family="paragraph" style:parent-style-name="Table_20_Contents">
      <style:text-properties fo:color="#00a933" loext:opacity="100%" fo:font-weight="bold" officeooo:rsid="002ae8f4" officeooo:paragraph-rsid="002ae8f4" style:font-weight-asian="bold" style:font-weight-complex="bold"/>
    </style:style>
    <style:style style:name="P55" style:family="paragraph" style:parent-style-name="Table_20_Contents">
      <style:text-properties fo:color="#00a933" loext:opacity="100%" fo:font-weight="bold" officeooo:rsid="002c8c5a" officeooo:paragraph-rsid="002c8c5a" style:font-weight-asian="bold" style:font-weight-complex="bold"/>
    </style:style>
    <style:style style:name="P56" style:family="paragraph" style:parent-style-name="Table_20_Contents">
      <style:text-properties fo:color="#00a933" loext:opacity="100%" fo:font-weight="bold" officeooo:rsid="004359bf" officeooo:paragraph-rsid="004359bf" style:font-weight-asian="bold" style:font-weight-complex="bold"/>
    </style:style>
    <style:style style:name="P57" style:family="paragraph" style:parent-style-name="Table_20_Contents">
      <style:text-properties fo:color="#00a933" loext:opacity="100%" fo:font-weight="bold" officeooo:rsid="00468aef" officeooo:paragraph-rsid="00468aef" style:font-weight-asian="bold" style:font-weight-complex="bold"/>
    </style:style>
    <style:style style:name="P58" style:family="paragraph" style:parent-style-name="Table_20_Contents">
      <style:text-properties fo:color="#00a933" loext:opacity="100%" fo:font-weight="bold" officeooo:rsid="0048e361" officeooo:paragraph-rsid="0048e361" style:font-weight-asian="bold" style:font-weight-complex="bold"/>
    </style:style>
    <style:style style:name="P59" style:family="paragraph" style:parent-style-name="Table_20_Contents">
      <style:text-properties fo:color="#00a933" loext:opacity="100%" fo:font-weight="bold" fo:background-color="transparent" style:font-weight-asian="bold" style:font-weight-complex="bold"/>
    </style:style>
    <style:style style:name="P60" style:family="paragraph" style:parent-style-name="Table_20_Contents">
      <style:text-properties officeooo:rsid="00203ec4" officeooo:paragraph-rsid="00203ec4"/>
    </style:style>
    <style:style style:name="P61" style:family="paragraph" style:parent-style-name="Table_20_Contents">
      <style:text-properties officeooo:rsid="00251653" officeooo:paragraph-rsid="00251653"/>
    </style:style>
    <style:style style:name="P62" style:family="paragraph" style:parent-style-name="Table_20_Contents">
      <style:text-properties officeooo:rsid="0029b7b7" officeooo:paragraph-rsid="0029b7b7"/>
    </style:style>
    <style:style style:name="P63" style:family="paragraph" style:parent-style-name="Table_20_Contents">
      <style:text-properties officeooo:rsid="002a8e86" officeooo:paragraph-rsid="002a8e86"/>
    </style:style>
    <style:style style:name="P64" style:family="paragraph" style:parent-style-name="Table_20_Contents">
      <style:text-properties officeooo:rsid="002ae8f4" officeooo:paragraph-rsid="002ae8f4"/>
    </style:style>
    <style:style style:name="P65" style:family="paragraph" style:parent-style-name="Table_20_Contents">
      <style:text-properties officeooo:rsid="002c8c5a" officeooo:paragraph-rsid="002c8c5a"/>
    </style:style>
    <style:style style:name="P66" style:family="paragraph" style:parent-style-name="Table_20_Contents">
      <style:text-properties officeooo:rsid="002ceb98" officeooo:paragraph-rsid="002ceb98"/>
    </style:style>
    <style:style style:name="P67" style:family="paragraph" style:parent-style-name="Table_20_Contents">
      <style:text-properties officeooo:rsid="002fdf28" officeooo:paragraph-rsid="002fdf28"/>
    </style:style>
    <style:style style:name="P68" style:family="paragraph" style:parent-style-name="Table_20_Contents">
      <style:text-properties fo:color="#2a6099" loext:opacity="100%" fo:font-weight="bold" style:font-weight-asian="bold" style:font-weight-complex="bold"/>
    </style:style>
    <style:style style:name="P69" style:family="paragraph" style:parent-style-name="Table_20_Contents">
      <style:text-properties fo:color="#2a6099" loext:opacity="100%" fo:font-weight="bold" officeooo:rsid="002fdf28" officeooo:paragraph-rsid="002fdf28" style:font-weight-asian="bold" style:font-weight-complex="bold"/>
    </style:style>
    <style:style style:name="P70" style:family="paragraph" style:parent-style-name="Table_20_Contents">
      <style:text-properties fo:color="#2a6099" loext:opacity="100%" fo:font-weight="bold" officeooo:rsid="00311393" officeooo:paragraph-rsid="00311393" style:font-weight-asian="bold" style:font-weight-complex="bold"/>
    </style:style>
    <style:style style:name="P71" style:family="paragraph" style:parent-style-name="Table_20_Contents">
      <style:text-properties fo:color="#2a6099" loext:opacity="100%" fo:font-weight="bold" officeooo:rsid="0033052d" officeooo:paragraph-rsid="0033052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2a6099" loext:opacity="100%" fo:font-weight="bold" style:font-weight-asian="bold" style:font-weight-complex="bold"/>
    </style:style>
    <style:style style:name="P73" style:family="paragraph" style:parent-style-name="Table_20_Contents">
      <style:text-properties fo:color="#2a6099" loext:opacity="100%" fo:font-weight="bold" officeooo:rsid="0034b192" officeooo:paragraph-rsid="0034b19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2a6099" loext:opacity="100%" fo:font-weight="bold" officeooo:rsid="0039037e" officeooo:paragraph-rsid="0039037e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2a6099" loext:opacity="100%" fo:font-weight="bold" officeooo:rsid="0039383c" officeooo:paragraph-rsid="0039383c" style:font-weight-asian="bold" style:font-weight-complex="bold"/>
    </style:style>
    <style:style style:name="P76" style:family="paragraph" style:parent-style-name="Table_20_Contents">
      <style:text-properties officeooo:paragraph-rsid="00311393"/>
    </style:style>
    <style:style style:name="P77" style:family="paragraph" style:parent-style-name="Table_20_Contents">
      <style:text-properties officeooo:rsid="00311393" officeooo:paragraph-rsid="00311393"/>
    </style:style>
    <style:style style:name="P78" style:family="paragraph" style:parent-style-name="Table_20_Contents">
      <style:text-properties officeooo:rsid="0033052d" officeooo:paragraph-rsid="0033052d"/>
    </style:style>
    <style:style style:name="P79" style:family="paragraph" style:parent-style-name="Table_20_Contents">
      <style:text-properties officeooo:rsid="0034b192" officeooo:paragraph-rsid="0034b192"/>
    </style:style>
    <style:style style:name="P80" style:family="paragraph" style:parent-style-name="Table_20_Contents">
      <style:text-properties officeooo:rsid="003859ba" officeooo:paragraph-rsid="003859ba"/>
    </style:style>
    <style:style style:name="P81" style:family="paragraph" style:parent-style-name="Table_20_Contents">
      <style:text-properties officeooo:rsid="0039383c" officeooo:paragraph-rsid="0039383c"/>
    </style:style>
    <style:style style:name="P82" style:family="paragraph" style:parent-style-name="Table_20_Contents">
      <style:text-properties officeooo:rsid="003cc7fa" officeooo:paragraph-rsid="003cc7fa"/>
    </style:style>
    <style:style style:name="P83" style:family="paragraph" style:parent-style-name="Table_20_Contents">
      <style:text-properties officeooo:rsid="003d6db7" officeooo:paragraph-rsid="003d6db7"/>
    </style:style>
    <style:style style:name="P84" style:family="paragraph" style:parent-style-name="Table_20_Contents">
      <style:text-properties officeooo:rsid="003e9cc9" officeooo:paragraph-rsid="003e9cc9"/>
    </style:style>
    <style:style style:name="P85" style:family="paragraph" style:parent-style-name="Table_20_Contents">
      <style:text-properties officeooo:rsid="00414845" officeooo:paragraph-rsid="00414845"/>
    </style:style>
    <style:style style:name="P86" style:family="paragraph" style:parent-style-name="Table_20_Contents">
      <style:text-properties officeooo:rsid="004415c6" officeooo:paragraph-rsid="004415c6"/>
    </style:style>
    <style:style style:name="P87" style:family="paragraph" style:parent-style-name="Table_20_Contents">
      <style:text-properties officeooo:rsid="00468aef" officeooo:paragraph-rsid="00468aef"/>
    </style:style>
    <style:style style:name="P88" style:family="paragraph" style:parent-style-name="Table_20_Contents">
      <style:text-properties officeooo:rsid="0047934d" officeooo:paragraph-rsid="0047934d"/>
    </style:style>
    <style:style style:name="P89" style:family="paragraph" style:parent-style-name="Table_20_Contents">
      <style:text-properties officeooo:rsid="0048e361" officeooo:paragraph-rsid="0048e361"/>
    </style:style>
    <style:style style:name="P90" style:family="paragraph" style:parent-style-name="Table_20_Contents">
      <style:text-properties officeooo:rsid="004c4aeb" officeooo:paragraph-rsid="004c4aeb"/>
    </style:style>
    <style:style style:name="P91" style:family="paragraph" style:parent-style-name="Table_20_Contents">
      <style:text-properties officeooo:rsid="004c6c38" officeooo:paragraph-rsid="004c6c38"/>
    </style:style>
    <style:style style:name="P92" style:family="paragraph" style:parent-style-name="Table_20_Contents">
      <style:text-properties officeooo:rsid="004edf30" officeooo:paragraph-rsid="004edf30"/>
    </style:style>
    <style:style style:name="P93" style:family="paragraph" style:parent-style-name="Table_20_Contents">
      <style:text-properties officeooo:rsid="00509b04" officeooo:paragraph-rsid="00509b04"/>
    </style:style>
    <style:style style:name="P94" style:family="paragraph" style:parent-style-name="Table_20_Contents">
      <style:text-properties officeooo:rsid="0053057d" officeooo:paragraph-rsid="0053057d"/>
    </style:style>
    <style:style style:name="P95" style:family="paragraph" style:parent-style-name="Table_20_Contents">
      <style:paragraph-properties fo:margin-left="0in" fo:margin-right="0in" fo:line-height="100%" fo:orphans="2" fo:widows="2" fo:text-indent="0in" style:auto-text-indent="false"/>
    </style:style>
    <style:style style:name="P96" style:family="paragraph" style:parent-style-name="Table_20_Contents">
      <style:paragraph-properties fo:margin-left="0in" fo:margin-right="0in" fo:line-height="100%" fo:orphans="2" fo:widows="2" fo:text-indent="0in" style:auto-text-indent="false"/>
      <style:text-properties officeooo:paragraph-rsid="001feb82"/>
    </style:style>
    <style:style style:name="P9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34b192"/>
    </style:style>
    <style:style style:name="P9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rsid="0039383c" officeooo:paragraph-rsid="0039383c"/>
    </style:style>
    <style:style style:name="P99" style:family="paragraph" style:parent-style-name="Text_20_body">
      <loext:graphic-properties draw:fill="solid" draw:fill-color="#222222" draw:opacity="100%"/>
      <style:paragraph-properties fo:margin-left="0in" fo:margin-right="0in" fo:line-height="100%" fo:text-indent="0in" style:auto-text-indent="false" fo:background-color="#222222" fo:padding="0in" fo:border="none"/>
      <style:text-properties officeooo:paragraph-rsid="001feb82"/>
    </style:style>
    <style:style style:name="P100" style:family="paragraph" style:parent-style-name="Text_20_body">
      <loext:graphic-properties draw:fill="solid" draw:fill-color="#222222" draw:opacity="100%"/>
      <style:paragraph-properties fo:margin-left="0in" fo:margin-right="0in" fo:line-height="100%" fo:text-indent="0in" style:auto-text-indent="false" fo:background-color="#222222" fo:padding="0in" fo:border="none"/>
      <style:text-properties style:use-window-font-color="true" loext:opacity="0%" fo:font-size="12pt" fo:font-weight="normal" officeooo:rsid="001feb82" officeooo:paragraph-rsid="001feb82" fo:background-color="transparent" style:font-size-asian="12pt" style:font-size-complex="12pt" loext:padding="0in" loext:border="none"/>
    </style:style>
    <style:style style:name="P101" style:family="paragraph" style:parent-style-name="Standard">
      <style:text-properties officeooo:paragraph-rsid="0053057d"/>
    </style:style>
    <style:style style:name="T1" style:family="text">
      <style:text-properties officeooo:rsid="001e9f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cc99cd" loext:opacity="100%" style:font-name="Consolas" fo:letter-spacing="normal" fo:font-style="normal" fo:font-weight="normal" officeooo:rsid="001e9fa3" fo:background-color="#222222" loext:char-shading-value="0" loext:padding="0in" loext:border="none"/>
    </style:style>
    <style:style style:name="T4" style:family="text">
      <style:text-properties fo:font-variant="normal" fo:text-transform="none" fo:color="#cc99cd" loext:opacity="100%" style:font-name="Consolas" fo:letter-spacing="normal" fo:font-style="normal" fo:font-weight="bold" officeooo:rsid="001e9fa3" fo:background-color="#222222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cc99cd" loext:opacity="100%" style:font-name="Consolas" fo:font-size="14pt" fo:letter-spacing="normal" fo:font-style="normal" fo:font-weight="normal" fo:background-color="#222222" loext:char-shading-value="0" loext:padding="0in" loext:border="none"/>
    </style:style>
    <style:style style:name="T6" style:family="text">
      <style:text-properties fo:font-variant="normal" fo:text-transform="none" style:use-window-font-color="true" loext:opacity="0%" style:font-name="Consolas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style:use-window-font-color="true" loext:opacity="0%" style:font-name="Consolas" fo:letter-spacing="normal" fo:font-style="normal" fo:font-weight="normal" officeooo:rsid="001ecc50" fo:background-color="transparent" loext:char-shading-value="0" loext:padding="0in" loext:border="none"/>
    </style:style>
    <style:style style:name="T8" style:family="text">
      <style:text-properties fo:font-variant="normal" fo:text-transform="none" style:use-window-font-color="true" loext:opacity="0%" style:font-name="Consolas" fo:letter-spacing="normal" fo:font-style="normal" fo:font-weight="normal" officeooo:rsid="001feb82" fo:background-color="transparent" loext:char-shading-value="0" loext:padding="0in" loext:border="none"/>
    </style:style>
    <style:style style:name="T9" style:family="text">
      <style:text-properties fo:font-variant="normal" fo:text-transform="none" style:use-window-font-color="true" loext:opacity="0%" style:font-name="Consolas" fo:letter-spacing="normal" fo:font-style="normal" fo:font-weight="normal" officeooo:rsid="00203ec4" fo:background-color="transparent" loext:char-shading-value="0" loext:padding="0in" loext:border="none"/>
    </style:style>
    <style:style style:name="T10" style:family="text">
      <style:text-properties fo:font-variant="normal" fo:text-transform="none" style:use-window-font-color="true" loext:opacity="0%" style:font-name="Consolas" fo:letter-spacing="normal" fo:font-style="normal" fo:font-weight="normal" officeooo:rsid="00219d84" fo:background-color="transparent" loext:char-shading-value="0" loext:padding="0in" loext:border="none"/>
    </style:style>
    <style:style style:name="T11" style:family="text">
      <style:text-properties fo:font-variant="normal" fo:text-transform="none" style:use-window-font-color="true" loext:opacity="0%" style:font-name="Consolas" fo:letter-spacing="normal" fo:font-style="normal" fo:font-weight="normal" officeooo:rsid="00251653" fo:background-color="transparent" loext:char-shading-value="0" loext:padding="0in" loext:border="none"/>
    </style:style>
    <style:style style:name="T12" style:family="text">
      <style:text-properties fo:font-variant="normal" fo:text-transform="none" style:use-window-font-color="true" loext:opacity="0%" style:font-name="Consolas" fo:letter-spacing="normal" fo:font-style="normal" fo:font-weight="normal" officeooo:rsid="002ae8f4" fo:background-color="transparent" loext:char-shading-value="0" loext:padding="0in" loext:border="none"/>
    </style:style>
    <style:style style:name="T13" style:family="text">
      <style:text-properties fo:font-variant="normal" fo:text-transform="none" style:use-window-font-color="true" loext:opacity="0%" style:font-name="Consolas" fo:letter-spacing="normal" fo:font-style="normal" fo:font-weight="normal" officeooo:rsid="002ba438" fo:background-color="transparent" loext:char-shading-value="0" loext:padding="0in" loext:border="none"/>
    </style:style>
    <style:style style:name="T14" style:family="text">
      <style:text-properties fo:font-variant="normal" fo:text-transform="none" style:use-window-font-color="true" loext:opacity="0%" style:font-name="Consolas" fo:letter-spacing="normal" fo:font-style="normal" fo:font-weight="normal" officeooo:rsid="00311393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loext:opacity="0%" style:font-name="Consolas" fo:letter-spacing="normal" fo:font-style="normal" fo:font-weight="normal" officeooo:rsid="004359bf" fo:background-color="transparent" loext:char-shading-value="0" loext:padding="0in" loext:border="none"/>
    </style:style>
    <style:style style:name="T16" style:family="text">
      <style:text-properties fo:font-variant="normal" fo:text-transform="none" style:use-window-font-color="true" loext:opacity="0%" style:font-name="Consolas" fo:letter-spacing="normal" fo:font-style="normal" fo:font-weight="normal" officeooo:rsid="00468aef" fo:background-color="transparent" loext:char-shading-value="0" loext:padding="0in" loext:border="none"/>
    </style:style>
    <style:style style:name="T17" style:family="text">
      <style:text-properties fo:font-variant="normal" fo:text-transform="none" style:use-window-font-color="true" loext:opacity="0%" style:font-name="Consolas" fo:letter-spacing="normal" fo:font-style="normal" fo:font-weight="normal" officeooo:rsid="0048e361" fo:background-color="transparent" loext:char-shading-value="0" loext:padding="0in" loext:border="none"/>
    </style:style>
    <style:style style:name="T18" style:family="text">
      <style:text-properties fo:font-variant="normal" fo:text-transform="none" style:use-window-font-color="true" loext:opacity="0%" style:font-name="Consolas" fo:letter-spacing="normal" fo:font-style="normal" fo:font-weight="normal" officeooo:rsid="004d28dd" fo:background-color="transparent" loext:char-shading-value="0" loext:padding="0in" loext:border="none"/>
    </style:style>
    <style:style style:name="T19" style:family="text">
      <style:text-properties fo:font-variant="normal" fo:text-transform="none" style:use-window-font-color="true" loext:opacity="0%" style:font-name="Consolas" fo:letter-spacing="normal" fo:font-style="normal" fo:font-weight="normal" officeooo:rsid="0053057d" fo:background-color="transparent" loext:char-shading-value="0" loext:padding="0in" loext:border="none"/>
    </style:style>
    <style:style style:name="T20" style:family="text">
      <style:text-properties fo:font-variant="normal" fo:text-transform="none" style:use-window-font-color="true" loext:opacity="0%" style:font-name="Consola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style:use-window-font-color="true" loext:opacity="0%" style:font-name="Consolas" fo:font-size="14pt" fo:letter-spacing="normal" fo:font-style="normal" loext:padding="0in" loext:border="none"/>
    </style:style>
    <style:style style:name="T22" style:family="text">
      <style:text-properties fo:font-variant="normal" fo:text-transform="none" style:use-window-font-color="true" loext:opacity="0%" style:font-name="Consolas" fo:font-size="14pt" fo:letter-spacing="normal" fo:font-style="normal" officeooo:rsid="00203ec4" loext:padding="0in" loext:border="none"/>
    </style:style>
    <style:style style:name="T23" style:family="text">
      <style:text-properties fo:font-variant="normal" fo:text-transform="none" style:use-window-font-color="true" loext:opacity="0%" fo:letter-spacing="normal" fo:background-color="transparent" loext:char-shading-value="0"/>
    </style:style>
    <style:style style:name="T24" style:family="text">
      <style:text-properties fo:font-variant="normal" fo:text-transform="none" style:use-window-font-color="true" loext:opacity="0%" style:font-name="Libre Franklin" fo:font-size="8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style:use-window-font-color="true" loext:opacity="0%" style:font-name="Libre Franklin" fo:font-size="12pt" fo:letter-spacing="normal" fo:font-style="normal" fo:font-weight="normal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style:use-window-font-color="true" loext:opacity="0%" style:font-name="Libre Franklin" fo:font-size="12pt" fo:letter-spacing="normal" fo:font-style="normal" fo:font-weight="normal" officeooo:rsid="001ecc50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re Franklin" fo:font-size="12pt" fo:letter-spacing="normal" fo:font-style="normal" fo:font-weight="normal" officeooo:rsid="001feb82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style:use-window-font-color="true" loext:opacity="0%" fo:font-size="12pt" fo:letter-spacing="normal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use-window-font-color="true" loext:opacity="0%" style:font-name="12" fo:font-size="12pt" fo:letter-spacing="normal" fo:font-style="normal" fo:font-weight="normal" officeooo:rsid="001feb82" fo:background-color="transparent" loext:char-shading-value="0" style:font-size-asian="12pt" style:font-size-complex="12pt" loext:padding="0in" loext:border="none"/>
    </style:style>
    <style:style style:name="T30" style:family="text">
      <style:text-properties fo:font-variant="normal" fo:text-transform="none" style:use-window-font-color="true" loext:opacity="0%" style:font-name="12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1" style:family="text">
      <style:text-properties fo:font-variant="normal" fo:text-transform="none" style:use-window-font-color="true" loext:opacity="0%" style:font-name="12" fo:font-size="12pt" fo:letter-spacing="normal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style:use-window-font-color="true" loext:opacity="0%" style:font-name="monospace" fo:letter-spacing="normal" fo:font-style="normal" fo:font-weight="normal" officeooo:rsid="0053057d" fo:background-color="transparent" loext:char-shading-value="0" loext:padding="0in" loext:border="none"/>
    </style:style>
    <style:style style:name="T33" style:family="text">
      <style:text-properties fo:font-variant="normal" fo:text-transform="none" fo:letter-spacing="normal" loext:padding="0in" loext:border="none"/>
    </style:style>
    <style:style style:name="T34" style:family="text">
      <style:text-properties fo:font-variant="normal" fo:text-transform="none" style:font-name="Consolas" fo:font-size="14pt" fo:letter-spacing="normal" fo:font-style="normal" loext:padding="0in" loext:border="none"/>
    </style:style>
    <style:style style:name="T35" style:family="text">
      <style:text-properties fo:font-variant="normal" fo:text-transform="none" fo:color="#eeeeee" loext:opacity="100%" style:font-name="Consolas" fo:font-size="14pt" fo:letter-spacing="normal" fo:font-style="normal" fo:font-weight="normal" fo:background-color="#222222" loext:char-shading-value="0" loext:padding="0in" loext:border="none"/>
    </style:style>
    <style:style style:name="T36" style:family="text">
      <style:text-properties fo:font-variant="normal" fo:text-transform="none" fo:color="#eeeeee" loext:opacity="100%" style:font-name="Consolas" fo:font-size="14pt" fo:letter-spacing="normal" fo:font-style="normal" fo:font-weight="normal" officeooo:rsid="0036a438" fo:background-color="#222222" loext:char-shading-value="0" loext:padding="0in" loext:border="none"/>
    </style:style>
    <style:style style:name="T37" style:family="text">
      <style:text-properties fo:font-variant="normal" fo:text-transform="none" fo:color="#eeeeee" loext:opacity="100%" fo:letter-spacing="normal" fo:background-color="#222222" loext:char-shading-value="0" loext:padding="0in" loext:border="none"/>
    </style:style>
    <style:style style:name="T38" style:family="text">
      <style:text-properties fo:font-variant="normal" fo:text-transform="none" fo:color="#eeeeee" loext:opacity="100%" fo:letter-spacing="normal" officeooo:rsid="0034b192" fo:background-color="#222222" loext:char-shading-value="0" loext:padding="0in" loext:border="none"/>
    </style:style>
    <style:style style:name="T39" style:family="text">
      <style:text-properties fo:font-variant="normal" fo:text-transform="none" fo:color="#eeeeee" loext:opacity="100%" fo:letter-spacing="normal" officeooo:rsid="0036a438" fo:background-color="#222222" loext:char-shading-value="0" loext:padding="0in" loext:border="none"/>
    </style:style>
    <style:style style:name="T40" style:family="text">
      <style:text-properties fo:font-variant="normal" fo:text-transform="none" fo:color="#cccccc" loext:opacity="100%" style:font-name="Consolas" fo:font-size="14pt" fo:letter-spacing="normal" fo:font-style="normal" fo:font-weight="normal" fo:background-color="#222222" loext:char-shading-value="0" loext:padding="0in" loext:border="none"/>
    </style:style>
    <style:style style:name="T41" style:family="text">
      <style:text-properties fo:font-variant="normal" fo:text-transform="none" fo:color="#cccccc" loext:opacity="100%" style:font-name="Consolas" fo:font-size="14pt" fo:letter-spacing="normal" fo:font-style="normal" fo:font-weight="normal" officeooo:rsid="0034b192" fo:background-color="#222222" loext:char-shading-value="0" loext:padding="0in" loext:border="none"/>
    </style:style>
    <style:style style:name="T42" style:family="text">
      <style:text-properties fo:font-variant="normal" fo:text-transform="none" fo:color="#9a86fd" loext:opacity="100%" style:font-name="Consolas" fo:font-size="14pt" fo:letter-spacing="normal" fo:font-style="normal" fo:font-weight="normal" fo:background-color="#222222" loext:char-shading-value="0" loext:padding="0in" loext:border="none"/>
    </style:style>
    <style:style style:name="T43" style:family="text">
      <style:text-properties fo:font-variant="normal" fo:text-transform="none" fo:color="#9a86fd" loext:opacity="100%" style:font-name="Consolas" fo:font-size="14pt" fo:letter-spacing="normal" fo:font-style="normal" fo:font-weight="normal" officeooo:rsid="0036a438" fo:background-color="#222222" loext:char-shading-value="0" loext:padding="0in" loext:border="none"/>
    </style:style>
    <style:style style:name="T44" style:family="text">
      <style:text-properties fo:font-variant="normal" fo:text-transform="none" fo:color="#67cdcc" loext:opacity="100%" style:font-name="Consolas" fo:font-size="14pt" fo:letter-spacing="normal" fo:font-style="normal" fo:font-weight="normal" fo:background-color="#222222" loext:char-shading-value="0" loext:padding="0in" loext:border="none"/>
    </style:style>
    <style:style style:name="T45" style:family="text">
      <style:text-properties fo:font-variant="normal" fo:text-transform="none" fo:color="#00a933" loext:opacity="100%" style:font-name="Consolas" fo:letter-spacing="normal" fo:font-style="normal" fo:font-weight="bold" officeooo:rsid="0048e361" fo:background-color="transparent" loext:char-shading-value="0" style:font-weight-asian="bold" style:font-weight-complex="bold" loext:padding="0in" loext:border="none"/>
    </style:style>
    <style:style style:name="T46" style:family="text">
      <style:text-properties fo:font-variant="normal" fo:text-transform="none" fo:color="#000000" loext:opacity="100%" style:font-name="Consolas" fo:letter-spacing="normal" fo:font-style="normal" fo:font-weight="normal" officeooo:rsid="0048e361" fo:background-color="transparent" loext:char-shading-value="0" style:font-weight-asian="normal" style:font-weight-complex="normal" loext:padding="0in" loext:border="none"/>
    </style:style>
    <style:style style:name="T47" style:family="text">
      <style:text-properties fo:font-variant="normal" fo:text-transform="none" fo:color="#000000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48" style:family="text">
      <style:text-properties fo:font-variant="normal" fo:text-transform="none" fo:color="#000000" loext:opacity="100%" style:font-name="monospace" fo:letter-spacing="normal" fo:font-style="normal" fo:font-weight="normal" officeooo:rsid="0053057d" fo:background-color="#afd7d7" loext:char-shading-value="0" loext:padding="0in" loext:border="none"/>
    </style:style>
    <style:style style:name="T49" style:family="text">
      <style:text-properties fo:font-variant="normal" fo:text-transform="none" fo:color="#008700" loext:opacity="100%" style:font-name="monospace" fo:letter-spacing="normal" fo:font-style="normal" fo:font-weight="bold" officeooo:rsid="0053057d" fo:background-color="#ffffff" loext:char-shading-value="0" loext:padding="0in" loext:border="none"/>
    </style:style>
    <style:style style:name="T50" style:family="text">
      <style:text-properties fo:font-variant="normal" fo:text-transform="none" fo:color="#af005f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51" style:family="text">
      <style:text-properties fo:font-variant="normal" fo:text-transform="none" fo:color="#626262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52" style:family="text">
      <style:text-properties fo:font-variant="normal" fo:text-transform="none" fo:color="#5f8787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53" style:family="text">
      <style:text-properties fo:font-variant="normal" fo:text-transform="none" fo:color="#0000ff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54" style:family="text">
      <style:text-properties fo:font-variant="normal" fo:text-transform="none" fo:color="#af0000" loext:opacity="100%" style:font-name="monospace" fo:letter-spacing="normal" fo:font-style="normal" fo:font-weight="normal" officeooo:rsid="0053057d" fo:background-color="#ffffff" loext:char-shading-value="0" loext:padding="0in" loext:border="none"/>
    </style:style>
    <style:style style:name="T55" style:family="text">
      <style:text-properties officeooo:rsid="001ecc50"/>
    </style:style>
    <style:style style:name="T56" style:family="text">
      <style:text-properties style:use-window-font-color="true" loext:opacity="0%" style:font-name="Consolas" fo:font-size="12pt" fo:font-weight="normal" fo:background-color="transparent" loext:char-shading-value="0" style:font-size-asian="12pt" style:font-size-complex="12pt" loext:padding="0in" loext:border="none"/>
    </style:style>
    <style:style style:name="T57" style:family="text">
      <style:text-properties style:use-window-font-color="true" loext:opacity="0%" fo:font-size="12pt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style:use-window-font-color="true" loext:opacity="0%" fo:font-size="12pt" fo:background-color="transparent" loext:char-shading-value="0" style:font-size-asian="12pt" style:font-size-complex="12pt" loext:padding="0in" loext:border="none"/>
    </style:style>
    <style:style style:name="T59" style:family="text">
      <style:text-properties style:use-window-font-color="true" loext:opacity="0%" fo:font-weight="normal" style:font-weight-asian="normal" style:font-weight-complex="normal"/>
    </style:style>
    <style:style style:name="T60" style:family="text">
      <style:text-properties style:use-window-font-color="true" loext:opacity="0%" fo:font-weight="normal" officeooo:rsid="0048e361" style:font-weight-asian="normal" style:font-weight-complex="normal"/>
    </style:style>
    <style:style style:name="T61" style:family="text">
      <style:text-properties officeooo:rsid="001feb82"/>
    </style:style>
    <style:style style:name="T62" style:family="text">
      <style:text-properties officeooo:rsid="00203ec4"/>
    </style:style>
    <style:style style:name="T63" style:family="text">
      <style:text-properties fo:color="#00a933" loext:opacity="100%" fo:font-weight="bold" style:font-weight-asian="bold" style:font-weight-complex="bold"/>
    </style:style>
    <style:style style:name="T64" style:family="text">
      <style:text-properties officeooo:rsid="00219d84"/>
    </style:style>
    <style:style style:name="T65" style:family="text">
      <style:text-properties officeooo:rsid="0029b7b7"/>
    </style:style>
    <style:style style:name="T66" style:family="text">
      <style:text-properties officeooo:rsid="002a8e86"/>
    </style:style>
    <style:style style:name="T67" style:family="text">
      <style:text-properties officeooo:rsid="002fdf28"/>
    </style:style>
    <style:style style:name="T68" style:family="text">
      <style:text-properties officeooo:rsid="00311393"/>
    </style:style>
    <style:style style:name="T69" style:family="text">
      <style:text-properties officeooo:rsid="00325f8c"/>
    </style:style>
    <style:style style:name="T70" style:family="text">
      <style:text-properties officeooo:rsid="0032d82d"/>
    </style:style>
    <style:style style:name="T71" style:family="text">
      <style:text-properties officeooo:rsid="0034b192"/>
    </style:style>
    <style:style style:name="T72" style:family="text">
      <style:text-properties officeooo:rsid="00414845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Sect1" style:family="section">
      <style:section-properties fo:background-color="#222222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H</text:p>
      <text:p text:style-name="P9">Operators :</text:p>
      <text:p text:style-name="P9"/>
      <table:table table:name="Table10" table:style-name="Table10">
        <table:table-column table:style-name="Table10.A" table:number-columns-repeated="3"/>
        <table:table-row table:style-name="TableLine94852466382000">
          <table:table-cell table:style-name="Table10.A1" office:value-type="string">
            <text:p text:style-name="P33">Operator</text:p>
          </table:table-cell>
          <table:table-cell table:style-name="Table10.A1" office:value-type="string">
            <text:p text:style-name="P33">Description</text:p>
          </table:table-cell>
          <table:table-cell table:style-name="Table10.C1" office:value-type="string">
            <text:p text:style-name="P33">Support</text:p>
          </table:table-cell>
        </table:table-row>
        <table:table-row table:style-name="TableLine94852466444976">
          <table:table-cell table:style-name="Table10.A2" office:value-type="string">
            <text:p text:style-name="P28">!<text:span text:style-name="T66">=</text:span></text:p>
          </table:table-cell>
          <table:table-cell table:style-name="Table10.A2" office:value-type="string">
            <text:p text:style-name="P63">NOT EQUAL TO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Line94852466504176">
          <table:table-cell table:style-name="Table10.A2" office:value-type="string">
            <text:p text:style-name="P28">&gt;</text:p>
          </table:table-cell>
          <table:table-cell table:style-name="Table10.A2" office:value-type="string">
            <text:p text:style-name="P63">GREATER THAN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Line94852466504992">
          <table:table-cell table:style-name="Table10.A2" office:value-type="string">
            <text:p text:style-name="P28">&lt;</text:p>
          </table:table-cell>
          <table:table-cell table:style-name="Table10.A2" office:value-type="string">
            <text:p text:style-name="P63">LESS THAN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Line94852466509600">
          <table:table-cell table:style-name="Table10.A2" office:value-type="string">
            <text:p text:style-name="P33">AND / OR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Line94852466510368">
          <table:table-cell table:style-name="Table10.A2" office:value-type="string">
            <text:p text:style-name="P28">&lt;<text:span text:style-name="T66">=</text:span></text:p>
          </table:table-cell>
          <table:table-cell table:style-name="Table10.A2" office:value-type="string">
            <text:p text:style-name="P63">LESS THAN OR EQUAL TO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Line94852466511488">
          <table:table-cell table:style-name="Table10.A2" office:value-type="string">
            <text:p text:style-name="P28">&gt;<text:span text:style-name="T66">=</text:span></text:p>
          </table:table-cell>
          <table:table-cell table:style-name="Table10.A2" office:value-type="string">
            <text:p text:style-name="P63">GREATER THAN OR EQUAL TO</text:p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P9"/>
      <text:p text:style-name="P5"><text:span text:style-name="T2">Database :<text:line-break/></text:span><text:line-break/></text:p>
      <table:table table:name="Table1" table:style-name="Table1">
        <table:table-column table:style-name="Table1.A" table:number-columns-repeated="3"/>
        <table:table-row table:style-name="TableLine94852466426224">
          <table:table-cell table:style-name="Table1.A1" office:value-type="string">
            <text:p text:style-name="P29">Command</text:p>
          </table:table-cell>
          <table:table-cell table:style-name="Table1.A1" office:value-type="string">
            <text:p text:style-name="P29">Description</text:p>
          </table:table-cell>
          <table:table-cell table:style-name="Table1.C1" office:value-type="string">
            <text:p text:style-name="P29">Support</text:p>
          </table:table-cell>
        </table:table-row>
        <table:table-row table:style-name="TableLine94852466513008">
          <table:table-cell table:style-name="Table1.A2" office:value-type="string">
            <text:p text:style-name="P50">CREATE DATABASE new_database;</text:p>
          </table:table-cell>
          <table:table-cell table:style-name="Table1.A2" office:value-type="string">
            <text:p text:style-name="P27">Creating a new database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52466530464">
          <table:table-cell table:style-name="Table1.A2" office:value-type="string">
            <text:p text:style-name="P50">SHOW DATABASES;</text:p>
          </table:table-cell>
          <table:table-cell table:style-name="Table1.A2" office:value-type="string">
            <text:p text:style-name="P27">Show available database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52466531280">
          <table:table-cell table:style-name="Table1.A2" office:value-type="string">
            <text:p text:style-name="P50">USE database_name;</text:p>
          </table:table-cell>
          <table:table-cell table:style-name="Table1.A2" office:value-type="string">
            <text:p text:style-name="P27">Use Database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52466522304">
          <table:table-cell table:style-name="Table1.A2" office:value-type="string">
            <text:p text:style-name="P50">DROP database_name;</text:p>
          </table:table-cell>
          <table:table-cell table:style-name="Table1.A2" office:value-type="string">
            <text:p text:style-name="P27">Delete a database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5"/>
      <text:p text:style-name="P5"/>
      <text:p text:style-name="P8">Tables :</text:p>
      <table:table table:name="Table2" table:style-name="Table2">
        <table:table-column table:style-name="Table2.A" table:number-columns-repeated="3"/>
        <table:table-row table:style-name="TableLine94852466489568">
          <table:table-cell table:style-name="Table2.A1" office:value-type="string">
            <text:p text:style-name="P29">Command</text:p>
          </table:table-cell>
          <table:table-cell table:style-name="Table2.A1" office:value-type="string">
            <text:p text:style-name="P29">Description</text:p>
          </table:table-cell>
          <table:table-cell table:style-name="Table2.C1" office:value-type="string">
            <text:p text:style-name="P29">Support</text:p>
          </table:table-cell>
        </table:table-row>
        <table:table-row table:style-name="TableLine94852466546704">
          <table:table-cell table:style-name="Table2.A2" office:value-type="string">
            <text:p text:style-name="P50">CREATE TABLE table_name ( column_name datatypes ]column constraints],</text:p>
            <text:p text:style-name="P50">…</text:p>
            <text:p text:style-name="P50"><text:s/>[table constraints]</text:p>
            <text:p text:style-name="P50">...);</text:p>
          </table:table-cell>
          <table:table-cell table:style-name="Table2.A2" office:value-type="string">
            <text:p text:style-name="P27">Creats a table with column, and constraints.. <text:s text:c="2"/>min 1 column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52466565184">
          <table:table-cell table:style-name="Table2.A2" office:value-type="string">
            <text:p text:style-name="P50">ALTER TABLE table_name;</text:p>
          </table:table-cell>
          <table:table-cell table:style-name="Table2.A2" office:value-type="string">
            <text:p text:style-name="Table_20_Contents"><text:s/><text:span text:style-name="T1">Modifies the table</text:span>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52466566000">
          <table:table-cell table:style-name="Table2.A2" office:value-type="string">
            <text:p text:style-name="P50">DROP table table_name;</text:p>
          </table:table-cell>
          <table:table-cell table:style-name="Table2.A2" office:value-type="string">
            <text:p text:style-name="Table_20_Contents"><text:s/><text:span text:style-name="T1">Deletes a table</text:span>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52466566864">
          <table:table-cell table:style-name="Table2.A2" office:value-type="string">
            <text:p text:style-name="P50">DESCRIBE TABLE tablename </text:p>
          </table:table-cell>
          <table:table-cell table:style-name="Table2.A2" office:value-type="string">
            <text:p text:style-name="Table_20_Contents"><text:s/><text:span text:style-name="T1">Describes the spesifications for the columns with in a table</text:span>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6"><text:s/></text:p>
      <text:p text:style-name="P20">Altering Tabels </text:p>
      <text:p text:style-name="P6"><text:soft-page-break/><text:line-break/></text:p>
      <table:table table:name="Table12" table:style-name="Table12">
        <table:table-column table:style-name="Table12.A" table:number-columns-repeated="3"/>
        <table:table-row table:style-name="TableLine94852466517744">
          <table:table-cell table:style-name="Table12.A1" office:value-type="string">
            <text:p text:style-name="P35">Command</text:p>
          </table:table-cell>
          <table:table-cell table:style-name="Table12.A1" office:value-type="string">
            <text:p text:style-name="P35">Description</text:p>
          </table:table-cell>
          <table:table-cell table:style-name="Table12.C1" office:value-type="string">
            <text:p text:style-name="P35">Support</text:p>
          </table:table-cell>
        </table:table-row>
        <table:table-row table:style-name="TableLine94852466559744">
          <table:table-cell table:style-name="Table12.A2" office:value-type="string">
            <text:p text:style-name="P65">RENAME TABLE old_name TO <text:s/>new_name;</text:p>
          </table:table-cell>
          <table:table-cell table:style-name="Table12.A2" office:value-type="string">
            <text:p text:style-name="P65">Set a new name to a table</text:p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P6"/>
      <text:p text:style-name="P20">Modifying tables</text:p>
      <text:p text:style-name="P20"/>
      <table:table table:name="Table13" table:style-name="Table13">
        <table:table-column table:style-name="Table13.A" table:number-columns-repeated="3"/>
        <table:table-row table:style-name="TableLine94852466570256">
          <table:table-cell table:style-name="Table13.A1" office:value-type="string">
            <text:p text:style-name="P35">Command</text:p>
          </table:table-cell>
          <table:table-cell table:style-name="Table13.A1" office:value-type="string">
            <text:p text:style-name="P35">Description </text:p>
          </table:table-cell>
          <table:table-cell table:style-name="Table13.C1" office:value-type="string">
            <text:p text:style-name="P35">Support</text:p>
          </table:table-cell>
        </table:table-row>
        <table:table-row table:style-name="TableLine94852466573760">
          <table:table-cell table:style-name="Table13.A2" office:value-type="string">
            <text:p text:style-name="P55">ALTER TABLE table_name [DROP Column column_name]</text:p>
            <text:p text:style-name="P55">[ADD COLUMN column_name conditions] /</text:p>
            <text:p text:style-name="P55"/>
            <text:p text:style-name="P55">ALTER TABLE table_name</text:p>
            <text:p text:style-name="P55"><text:s/>[ADD CONSTRAINT]</text:p>
            <text:p text:style-name="P55">[DROP INDEX];</text:p>
            <text:p text:style-name="P55"/>
            <text:p text:style-name="P55"/>
          </table:table-cell>
          <table:table-cell table:style-name="Table13.A2" office:value-type="string">
            <text:p text:style-name="P66">Dropping a column, adds a new column.</text:p>
            <text:p text:style-name="P66"/>
            <text:p text:style-name="P66">Adds a constraint or drops one</text:p>
          </table:table-cell>
          <table:table-cell table:style-name="Table13.C2" office:value-type="string">
            <text:p text:style-name="Table_20_Contents"/>
          </table:table-cell>
        </table:table-row>
        <table:table-row table:style-name="TableLine94852466610256">
          <table:table-cell table:style-name="Table13.A2" office:value-type="string">
            <text:p text:style-name="P55">DESCRIBE table_name</text:p>
          </table:table-cell>
          <table:table-cell table:style-name="Table13.A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 table:style-name="TableLine94852466605632">
          <table:table-cell table:style-name="Table13.A2" office:value-type="string">
            <text:p text:style-name="P55">ALTER TABLE table_name </text:p>
          </table:table-cell>
          <table:table-cell table:style-name="Table13.A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P20"/>
      <text:p text:style-name="P20">Alter table columns:</text:p>
      <text:p text:style-name="P20"><text:tab/></text:p>
      <table:table table:name="Table14" table:style-name="Table14">
        <table:table-column table:style-name="Table14.A" table:number-columns-repeated="3"/>
        <table:table-row table:style-name="TableLine94852466590000">
          <table:table-cell table:style-name="Table14.A1" office:value-type="string">
            <text:p text:style-name="P35">Command</text:p>
          </table:table-cell>
          <table:table-cell table:style-name="Table14.A1" office:value-type="string">
            <text:p text:style-name="P35">Descripton</text:p>
          </table:table-cell>
          <table:table-cell table:style-name="Table14.C1" office:value-type="string">
            <text:p text:style-name="P35">Support</text:p>
          </table:table-cell>
        </table:table-row>
        <table:table-row table:style-name="TableLine94852466607472">
          <table:table-cell table:style-name="Table14.A2" office:value-type="string">
            <text:p text:style-name="P55">ALTER TABLE table_name ADD COLUMN column_name data type [Constraints];</text:p>
          </table:table-cell>
          <table:table-cell table:style-name="Table14.A2" office:value-type="string">
            <text:p text:style-name="P66">Adding a new column</text:p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852466623424">
          <table:table-cell table:style-name="Table14.A2" office:value-type="string">
            <text:p text:style-name="P55">ALTER TABLE table_name MODIFY COLUMN column_name datatype</text:p>
          </table:table-cell>
          <table:table-cell table:style-name="Table14.A2" office:value-type="string">
            <text:p text:style-name="P66">MODIFY an existing column</text:p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P20"/>
      <text:p text:style-name="P20"/>
      <text:p text:style-name="P15">Table constraints :</text:p>
      <text:p text:style-name="P5"><text:s/><text:span text:style-name="T62">Primary Key Constraint :</text:span></text:p>
      <table:table table:name="Table6" table:style-name="Table6">
        <table:table-column table:style-name="Table6.A" table:number-columns-repeated="3"/>
        <table:table-row table:style-name="TableLine94852466610976">
          <table:table-cell table:style-name="Table6.A1" office:value-type="string">
            <text:p text:style-name="P60">Command</text:p>
          </table:table-cell>
          <table:table-cell table:style-name="Table6.A1" office:value-type="string">
            <text:p text:style-name="P60">Description</text:p>
          </table:table-cell>
          <table:table-cell table:style-name="Table6.C1" office:value-type="string">
            <text:p text:style-name="P60">Support</text:p>
          </table:table-cell>
        </table:table-row>
        <table:table-row table:style-name="TableLine94852466620112">
          <table:table-cell table:style-name="Table6.A2" office:value-type="string">
            <text:p text:style-name="P60"><text:span text:style-name="T63">Primary KEY</text:span>(column_one, column_two, column_three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5"/>
      <text:p text:style-name="P14">Foregin key constraint:</text:p>
      <table:table table:name="Table7" table:style-name="Table7">
        <table:table-column table:style-name="Table7.A" table:number-columns-repeated="3"/>
        <table:table-row table:style-name="TableLine94852466615328">
          <table:table-cell table:style-name="Table7.A1" office:value-type="string">
            <text:p text:style-name="P31">Command</text:p>
          </table:table-cell>
          <table:table-cell table:style-name="Table7.A1" office:value-type="string">
            <text:p text:style-name="P60">Description</text:p>
          </table:table-cell>
          <table:table-cell table:style-name="Table7.C1" office:value-type="string">
            <text:p text:style-name="P60">Support</text:p>
          </table:table-cell>
        </table:table-row>
        <text:soft-page-break/>
        <table:table-row table:style-name="TableLine94852466668592">
          <table:table-cell table:style-name="Table7.A2" office:value-type="string">
            <text:p text:style-name="P59"><text:span text:style-name="T34">FOREIGN</text:span><text:span text:style-name="T33"> </text:span><text:span text:style-name="T34">KEY</text:span><text:span text:style-name="T21">(</text:span><text:span text:style-name="T22">Column_id</text:span><text:span text:style-name="T21">)</text:span><text:span text:style-name="T33"> </text:span><text:span text:style-name="T34">REFERENCES</text:span><text:span text:style-name="T33"> </text:span><text:span text:style-name="T22">Table_name(id)</text:span><text:span text:style-name="T33"> </text:span><text:span text:style-name="T34">ON</text:span><text:span text:style-name="T33"> </text:span><text:span text:style-name="T34">DELETE</text:span><text:span text:style-name="T33"> </text:span><text:span text:style-name="T34">CASCADE</text:span><text:span text:style-name="T33"> </text:span><text:span text:style-name="T34">ON</text:span><text:span text:style-name="T33"> </text:span><text:span text:style-name="T34">UPDATE</text:span><text:span text:style-name="T33"> </text:span><text:span text:style-name="T34">RESTRICT,</text:span>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 table:style-name="TableLine94852466665840"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 table:style-name="TableLine94852466666656"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P14"/>
      <text:p text:style-name="P14"/>
      <text:p text:style-name="P8">Columns :</text:p>
      <table:table table:name="Table8" table:style-name="Table8">
        <table:table-column table:style-name="Table8.A" table:number-columns-repeated="3"/>
        <table:table-row table:style-name="TableLine94852466627264">
          <table:table-cell table:style-name="Table8.A1" office:value-type="string">
            <text:p text:style-name="P36">Command</text:p>
          </table:table-cell>
          <table:table-cell table:style-name="Table8.A1" office:value-type="string">
            <text:p text:style-name="P36">Description</text:p>
          </table:table-cell>
          <table:table-cell table:style-name="Table8.C1" office:value-type="string">
            <text:p text:style-name="P36">Support</text:p>
          </table:table-cell>
        </table:table-row>
        <table:table-row table:style-name="TableLine94852466660720"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 table:style-name="TableLine94852466673792"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 table:style-name="TableLine94852466674608"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 table:style-name="TableLine94852466675552"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P8"/>
      <text:p text:style-name="P8">Column Data types :</text:p>
      <text:p text:style-name="P7"><text:span text:style-name="Source_20_Text"><text:span text:style-name="T4"/></text:span></text:p>
      <table:table table:name="Table3" table:style-name="Table3">
        <table:table-column table:style-name="Table3.A" table:number-columns-repeated="3"/>
        <table:table-row table:style-name="TableLine94852466662176">
          <table:table-cell table:style-name="Table3.A1" office:value-type="string">
            <text:p text:style-name="P29">Command</text:p>
          </table:table-cell>
          <table:table-cell table:style-name="Table3.A1" office:value-type="string">
            <text:p text:style-name="P29">Description</text:p>
          </table:table-cell>
          <table:table-cell table:style-name="Table3.C1" office:value-type="string">
            <text:p text:style-name="P29">Support</text:p>
          </table:table-cell>
        </table:table-row>
        <table:table-row table:style-name="TableLine94852466653136">
          <table:table-cell table:style-name="Table3.A2" office:value-type="string">
            <text:p text:style-name="P46">CHAR(size)</text:p>
          </table:table-cell>
          <table:table-cell table:style-name="Table3.A2" office:value-type="string">
            <text:p text:style-name="Table_20_Contents"><text:span text:style-name="T55">Immply there should be a text. </text:span><text:s/><text:line-break/><text:span text:style-name="T55">Used only for abbrevations such as ‘ny’, ‘f’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2368">
          <table:table-cell table:style-name="Table3.A2" office:value-type="string">
            <text:p text:style-name="P46">VA<text:span text:style-name="T61">R</text:span>CHAR(size)</text:p>
          </table:table-cell>
          <table:table-cell table:style-name="Table3.A2" office:value-type="string">
            <text:p text:style-name="Table_20_Contents"><text:s/><text:span text:style-name="T55">Implies there should be textural statements, uses for long text e.g above 5 characters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3072">
          <table:table-cell table:style-name="Table3.A2" office:value-type="string">
            <text:p text:style-name="P48">NOT NULL</text:p>
          </table:table-cell>
          <table:table-cell table:style-name="Table3.A2" office:value-type="string">
            <text:p text:style-name="P43"><text:span text:style-name="Source_20_Text"><text:span text:style-name="T8">Indicates the cell can not be empty</text:span>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3936">
          <table:table-cell table:style-name="Table3.A2" office:value-type="string">
            <text:p text:style-name="P48">UNIQUE</text:p>
          </table:table-cell>
          <table:table-cell table:style-name="Table3.A2" office:value-type="string">
            <text:p text:style-name="Table_20_Contents"><text:span text:style-name="T25"><text:s/></text:span><text:span text:style-name="T27">The values with-in the cell has to be unique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4752">
          <table:table-cell table:style-name="Table3.A2" office:value-type="string">
            <text:p text:style-name="P48">DEFAULT</text:p>
          </table:table-cell>
          <table:table-cell table:style-name="Table3.A2" office:value-type="string">
            <text:p text:style-name="P95"><text:span text:style-name="T26"><text:s/></text:span><text:span text:style-name="T27">Sets a default value in a column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7056">
          <table:table-cell table:style-name="Table3.A2" office:value-type="string">
            <text:p text:style-name="P48"><text:span text:style-name="T64">()</text:span>PRIMARY KEY</text:p>
          </table:table-cell>
          <table:table-cell table:style-name="Table3.A2" office:value-type="string">
            <text:p text:style-name="P100">Specifies the column is a primry key uniquely identifies each row in a table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7776">
          <table:table-cell table:style-name="Table3.A2" office:value-type="string">
            <text:p text:style-name="P49">AUTO_INCREMENT</text:p>
          </table:table-cell>
          <table:table-cell table:style-name="Table3.A2" office:value-type="string">
            <text:p text:style-name="P60">Values in a column should automatically increase by one for each new record.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 table:style-name="TableLine94852466718624"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94852466719520"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7"><text:span text:style-name="Source_20_Text"><text:span text:style-name="T3"/></text:span></text:p>
      <text:p text:style-name="P11"><text:span text:style-name="Source_20_Text"><text:span text:style-name="T7"/></text:span></text:p>
      <text:p text:style-name="P16"><text:span text:style-name="Source_20_Text"><text:span text:style-name="T10"/></text:span></text:p>
      <text:p text:style-name="P12"><text:span text:style-name="Source_20_Text"><text:span text:style-name="T8">NUMERIC DATA TYPES :<text:line-break/></text:span></text:span></text:p>
      <table:table table:name="Table5" table:style-name="Table5">
        <table:table-column table:style-name="Table5.A"/>
        <table:table-column table:style-name="Table5.B"/>
        <table:table-row table:style-name="TableLine94852466678656">
          <table:table-cell table:style-name="Table5.A1" office:value-type="string">
            <text:p text:style-name="P45">INT</text:p>
          </table:table-cell>
          <table:table-cell table:style-name="Table5.A1" office:value-type="string">
            <text:p text:style-name="P43"><text:s/><text:span text:style-name="T55">Immplies there should be only INTEGERS ( </text:span><text:span text:style-name="Source_20_Text"><text:span text:style-name="T6">2147483648</text:span></text:span><text:span text:style-name="T23"> -</text:span><text:span text:style-name="T24">o -</text:span><text:span text:style-name="Source_20_Text"><text:span text:style-name="T6">2147483647 </text:span></text:span><text:span text:style-name="Source_20_Text"><text:span text:style-name="T7">)</text:span></text:span></text:p>
          </table:table-cell>
        </table:table-row>
        <table:table-row table:style-name="TableLine94852466747632">
          <table:table-cell table:style-name="Table5.A2" office:value-type="string">
            <text:p text:style-name="P45">FLOAT(m,d)</text:p>
          </table:table-cell>
          <table:table-cell table:style-name="Table5.A2" office:value-type="string">
            <text:p text:style-name="P43"><text:s/><text:span text:style-name="T55">Non integers / decimal.</text:span></text:p>
            <text:p text:style-name="P96"><text:span text:style-name="T23"> </text:span><text:span text:style-name="Source_20_Text"><text:span text:style-name="T6">m</text:span></text:span><text:span text:style-name="T23">  </text:span><text:span text:style-name="T26">- Ref</text:span><text:span text:style-name="T25">ers to the total number of digits the </text:span><text:span text:style-name="T23"> </text:span><text:span text:style-name="Source_20_Text"><text:span text:style-name="T6">FLOAT </text:span></text:span><text:span text:style-name="T25">stores while. <text:line-break/></text:span><text:span text:style-name="Source_20_Text"><text:span text:style-name="T20">d -</text:span></text:span><text:span text:style-name="T25">refers to the number of digits after the decimal point.</text:span></text:p>
          </table:table-cell>
        </table:table-row>
        <table:table-row table:style-name="TableLine94852466741984">
          <table:table-cell table:style-name="Table5.A2" office:value-type="string">
            <text:p text:style-name="P45">DOUBLE(m,d)</text:p>
          </table:table-cell>
          <table:table-cell table:style-name="Table5.A2" office:value-type="string">
            <text:p text:style-name="P96"><text:span text:style-name="Source_20_Text"><text:span text:style-name="T6">DOUBLE</text:span></text:span><text:span text:style-name="T23"> </text:span><text:span text:style-name="T25">is also used to store non integers as approximate values. It uses 8 bytes of storage and can be used to store numbers with higher precision. It is accurate up to about 14 decimal places. Similar to </text:span><text:span text:style-name="T23"> </text:span><text:span text:style-name="Source_20_Text"><text:span text:style-name="T6">FLOAT</text:span></text:span><text:span text:style-name="T23"> </text:span><text:span text:style-name="T24">, </text:span><text:span text:style-name="T25">you can specify the total number of digits (</text:span><text:span text:style-name="T28"> </text:span><text:span text:style-name="Source_20_Text"><text:span text:style-name="T20">m</text:span></text:span><text:span text:style-name="T28"> </text:span><text:span text:style-name="T25">) and the number of digits after the decimal point (</text:span><text:span text:style-name="T28"> </text:span><text:span text:style-name="Source_20_Text"><text:span text:style-name="T20">d</text:span></text:span><text:span text:style-name="T28"> </text:span><text:span text:style-name="T26">).</text:span></text:p>
          </table:table-cell>
        </table:table-row>
        <table:table-row table:style-name="TableLine94852466730192">
          <table:table-cell table:style-name="Table5.A2" office:value-type="string">
            <text:p text:style-name="P45">DECIMAL(m,d)</text:p>
          </table:table-cell>
          <table:table-cell table:style-name="Table5.A2" office:value-type="string">
            <text:p text:style-name="P99"><text:span text:style-name="Source_20_Text"><text:span text:style-name="T56">DECIMAL </text:span></text:span><text:span text:style-name="T57">is used to store non-integers as exact values. Similar to </text:span><text:span text:style-name="Source_20_Text"><text:span text:style-name="T56">FLOAT</text:span></text:span><text:span text:style-name="T57"> and </text:span><text:span text:style-name="Source_20_Text"><text:span text:style-name="T56">DOUBLE</text:span></text:span><text:span text:style-name="T57"> , you can specify the total number of digits ( </text:span><text:span text:style-name="Source_20_Text"><text:span text:style-name="T56">m</text:span></text:span><text:span text:style-name="T57"> ) and the number of digits after the decimal point ( </text:span><text:span text:style-name="Source_20_Text"><text:span text:style-name="T56">d</text:span></text:span><text:span text:style-name="T57"> ) when using </text:span><text:span text:style-name="Source_20_Text"><text:span text:style-name="T56">DECIMAL</text:span></text:span><text:span text:style-name="T57"> .</text:span></text:p>
            <text:p text:style-name="P99"><text:span text:style-name="T58"> </text:span><text:span text:style-name="Source_20_Text"><text:span text:style-name="T56">DECIMAL</text:span></text:span><text:span text:style-name="T57"> is commonly used to store monetary data where precision is important.</text:span></text:p>
            <text:p text:style-name="P42"/>
          </table:table-cell>
        </table:table-row>
        <table:table-row table:style-name="TableLine94852466736288"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</table:table-row>
      </table:table>
      <text:p text:style-name="P12"><text:span text:style-name="Source_20_Text"><text:span text:style-name="T7">DATE AND TIME DATA TYPES:</text:span></text:span></text:p>
      <text:p text:style-name="P11"><text:span text:style-name="Source_20_Text"><text:span text:style-name="T7"/></text:span></text:p>
      <table:table table:name="Table4" table:style-name="Table4">
        <table:table-column table:style-name="Table4.A" table:number-columns-repeated="3"/>
        <table:table-row table:style-name="TableLine94852466722976">
          <table:table-cell table:style-name="Table4.A1" office:value-type="string">
            <text:p text:style-name="P30">Command</text:p>
          </table:table-cell>
          <table:table-cell table:style-name="Table4.A1" office:value-type="string">
            <text:p text:style-name="P30">Description</text:p>
          </table:table-cell>
          <table:table-cell table:style-name="Table4.C1" office:value-type="string">
            <text:p text:style-name="P30">Support</text:p>
          </table:table-cell>
        </table:table-row>
        <table:table-row table:style-name="TableLine94852466772416">
          <table:table-cell table:style-name="Table4.A2" office:value-type="string">
            <text:p text:style-name="P48">DATE</text:p>
          </table:table-cell>
          <table:table-cell table:style-name="Table4.A2" office:value-type="string">
            <text:p text:style-name="P95"><text:span text:style-name="T25">The</text:span><text:span text:style-name="T28"> </text:span><text:span text:style-name="Source_20_Text"><text:span text:style-name="T20">TIME</text:span></text:span><text:span text:style-name="T28"> </text:span><text:span text:style-name="T25">data type is used to store time in the</text:span><text:span text:style-name="T28"> </text:span><text:span text:style-name="Source_20_Text"><text:span text:style-name="T20">HH:MI:SS</text:span></text:span><text:span text:style-name="T28"> </text:span><text:span text:style-name="T25">format, with a supported range of</text:span><text:span text:style-name="T28"> </text:span><text:span text:style-name="Source_20_Text"><text:span text:style-name="T20">'-838:59:59'</text:span></text:span><text:span text:style-name="T28"> </text:span><text:span text:style-name="T25">to</text:span><text:span text:style-name="T28"> </text:span><text:span text:style-name="Source_20_Text"><text:span text:style-name="T20">'838:59:59'</text:span></text:span><text:span text:style-name="T28"> </text:span><text:span text:style-name="T25">.</text:span></text:p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 table:style-name="TableLine94852466827776">
          <table:table-cell table:style-name="Table4.A2" office:value-type="string">
            <text:p text:style-name="P48">DATETIME</text:p>
          </table:table-cell>
          <table:table-cell table:style-name="Table4.A2" office:value-type="string">
            <text:p text:style-name="P95"><text:span text:style-name="T25">The</text:span><text:span text:style-name="T28"> </text:span><text:span text:style-name="Source_20_Text"><text:span text:style-name="T20">DATETIME</text:span></text:span><text:span text:style-name="T28"> </text:span><text:span text:style-name="T25">data type is used to store a date and time combination in the</text:span><text:span text:style-name="T28"> </text:span><text:span text:style-name="Source_20_Text"><text:span text:style-name="T20">YYYY-MM-DD HH:MI:SS</text:span></text:span><text:span text:style-name="T28"> </text:span><text:span text:style-name="T25">format. The supported range is from</text:span><text:span text:style-name="T28"> </text:span><text:span text:style-name="Source_20_Text"><text:span text:style-name="T20">'1000-01-01 00:00:00'</text:span></text:span><text:span text:style-name="T28"> </text:span><text:span text:style-name="T25">to</text:span><text:span text:style-name="T28"> </text:span><text:span text:style-name="Source_20_Text"><text:span text:style-name="T20">'9999-12-31 23:59:59'</text:span></text:span><text:span text:style-name="T28"> </text:span><text:span text:style-name="T25">.</text:span>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52466822096">
          <table:table-cell table:style-name="Table4.A2" office:value-type="string">
            <text:p text:style-name="P48">TIME</text:p>
          </table:table-cell>
          <table:table-cell table:style-name="Table4.A2" office:value-type="string">
            <text:p text:style-name="P95"><text:span text:style-name="T25">The</text:span><text:span text:style-name="T28"> </text:span><text:span text:style-name="Source_20_Text"><text:span text:style-name="T20">TIME</text:span></text:span><text:span text:style-name="T28"> </text:span><text:span text:style-name="T25">data type is used to store time in the</text:span><text:span text:style-name="T28"> </text:span><text:span text:style-name="Source_20_Text"><text:span text:style-name="T20">HH:MI:SS</text:span></text:span><text:span text:style-name="T28"> </text:span><text:span text:style-name="T25">format, with a supported range of</text:span><text:span text:style-name="T28"> </text:span><text:span text:style-name="Source_20_Text"><text:span text:style-name="T20">'-838:59:59'</text:span></text:span><text:span text:style-name="T28"> </text:span><text:span text:style-name="T25">to</text:span><text:span text:style-name="T28"> </text:span><text:span text:style-name="Source_20_Text"><text:span text:style-name="T20">'838:59:59'</text:span></text:span><text:span text:style-name="T28"> </text:span><text:span text:style-name="T25">.</text:span>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52466773968">
          <table:table-cell table:style-name="Table4.A2" office:value-type="string">
            <text:p text:style-name="P47">TIMESTAMP</text:p>
          </table:table-cell>
          <table:table-cell table:style-name="Table4.A2" office:value-type="string">
            <text:section text:style-name="Sect1" text:name="chapter-container">
              <text:section text:style-name="Sect1" text:name="chapter-content">
                <text:p text:style-name="Text_20_body">The <text:span text:style-name="Source_20_Text">TIMESTAMP</text:span> data type is also used to store a date and time combination in the <text:span text:style-name="Source_20_Text">YYYY-MM-DD HH:MI:SS</text:span> format. The supported range is from <text:span text:style-name="Source_20_Text">'1970-01-01 00:00:01'</text:span> UTC to <text:span text:style-name="Source_20_Text">'2038-01-09 03:14:07'</text:span> UTC.</text:p>
              </text:section>
            </text:section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52466822896">
          <table:table-cell table:style-name="Table4.A2" office:value-type="string">
            <text:p text:style-name="P48">YEAR</text:p>
          </table:table-cell>
          <table:table-cell table:style-name="Table4.A2" office:value-type="string">
            <text:p text:style-name="P95"><text:span text:style-name="T25">The</text:span><text:span text:style-name="T28"> </text:span><text:span text:style-name="Source_20_Text"><text:span text:style-name="T20">YEAR</text:span></text:span><text:span text:style-name="T28"> </text:span><text:span text:style-name="T25">data type is used to store a year in either a two-digit or a four-digit format. Values allowed in four-digit format are from</text:span><text:span text:style-name="T28"> </text:span><text:span text:style-name="Source_20_Text"><text:span text:style-name="T20">1901</text:span></text:span><text:span text:style-name="T28"> </text:span><text:span text:style-name="T25">to</text:span><text:span text:style-name="T28"> </text:span><text:span text:style-name="Source_20_Text"><text:span text:style-name="T20">2155</text:span></text:span><text:span text:style-name="T28"> </text:span><text:span text:style-name="T25">. Values allowed in two-digit format are from</text:span><text:span text:style-name="T28"> </text:span><text:span text:style-name="Source_20_Text"><text:span text:style-name="T20">1</text:span></text:span><text:span text:style-name="T28"> </text:span><text:span text:style-name="T25">to</text:span><text:span text:style-name="T28"> </text:span><text:span text:style-name="Source_20_Text"><text:span text:style-name="T20">69</text:span></text:span><text:span text:style-name="T28"> </text:span><text:span text:style-name="T25">(representing years from 2001 to 2069) and</text:span><text:span text:style-name="T28"> </text:span><text:span text:style-name="Source_20_Text"><text:span text:style-name="T20">70</text:span></text:span><text:span text:style-name="T28"> </text:span><text:span text:style-name="T25">to</text:span><text:span text:style-name="T28"> </text:span><text:span text:style-name="Source_20_Text"><text:span text:style-name="T20">99</text:span></text:span><text:span text:style-name="T28"> </text:span><text:span text:style-name="T25">(representing years from 1970 to 1999).</text:span></text:p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2"><text:span text:style-name="Source_20_Text"><text:span text:style-name="T8"/></text:span></text:p>
      <text:p text:style-name="P13"><text:span text:style-name="Source_20_Text"><text:span text:style-name="T9">e.g</text:span></text:span></text:p>
      <text:p text:style-name="P2"><text:span text:style-name="Source_20_Text"><text:span text:style-name="T29">CREATE TABLE co_employees (</text:span></text:span></text:p>
      <text:p text:style-name="P4"><text:span text:style-name="Source_20_Text"><text:span text:style-name="T31"><text:s text:c="5"/></text:span></text:span><text:span text:style-name="Source_20_Text"><text:span text:style-name="T30">id INT PRIMARY KEY AUTO_INCREMENT,</text:span></text:span></text:p>
      <text:p text:style-name="P4"><text:span text:style-name="Source_20_Text"><text:span text:style-name="T31"><text:s text:c="6"/></text:span></text:span><text:span text:style-name="Source_20_Text"><text:span text:style-name="T30">em_name VARCHAR(255) NOT NULL,</text:span></text:span></text:p>
      <text:p text:style-name="P4"><text:span text:style-name="Source_20_Text"><text:span text:style-name="T31"><text:s text:c="2"/></text:span></text:span><text:span text:style-name="Source_20_Text"><text:span text:style-name="T30">gender CHAR(1) NOT NULL,</text:span></text:span></text:p>
      <text:p text:style-name="P4"><text:soft-page-break/><text:span text:style-name="Source_20_Text"><text:span text:style-name="T31"><text:s text:c="8"/></text:span></text:span><text:span text:style-name="Source_20_Text"><text:span text:style-name="T30">contact_number VARCHAR(255),</text:span></text:span></text:p>
      <text:p text:style-name="P4"><text:span text:style-name="Source_20_Text"><text:span text:style-name="T31"><text:s text:c="4"/></text:span></text:span><text:span text:style-name="Source_20_Text"><text:span text:style-name="T30">age INT NOT NULL,</text:span></text:span></text:p>
      <text:p text:style-name="P4"><text:span text:style-name="Source_20_Text"><text:span text:style-name="T31"><text:s text:c="7"/></text:span></text:span><text:span text:style-name="Source_20_Text"><text:span text:style-name="T30">date_created TIMESTAMP NOT NULL DEFAULT NOW()</text:span></text:span></text:p>
      <text:p text:style-name="P3"><text:span text:style-name="Source_20_Text"><text:span text:style-name="T30">);</text:span></text:span></text:p>
      <text:p text:style-name="P3"><text:span text:style-name="Source_20_Text"><text:span text:style-name="T6"/></text:span></text:p>
      <text:p text:style-name="P17"><text:span text:style-name="Source_20_Text"><text:span text:style-name="T11">SELECT Syntax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3">SELECT * ( Everything. Or column_name) {AS alias} [ORDER BY column] [DESC / other way] FROM table_name [WHERE condition];</text:span></text:span></text:p>
      <text:p text:style-name="P19"><text:span text:style-name="Source_20_Text"><text:span text:style-name="T11"><text:s/></text:span></text:span></text:p>
      <text:p text:style-name="P19"><text:span text:style-name="Source_20_Text"><text:span text:style-name="T11">Basic Select Syntax :</text:span></text:span></text:p>
      <text:p text:style-name="P17"><text:span text:style-name="Source_20_Text"><text:span text:style-name="T11"/></text:span></text:p>
      <table:table table:name="Table9" table:style-name="Table9">
        <table:table-column table:style-name="Table9.A" table:number-columns-repeated="3"/>
        <table:table-row table:style-name="TableLine94852466445504">
          <table:table-cell table:style-name="Table9.A1" office:value-type="string">
            <text:p text:style-name="P32">Command</text:p>
          </table:table-cell>
          <table:table-cell table:style-name="Table9.A1" office:value-type="string">
            <text:p text:style-name="P32">Description</text:p>
          </table:table-cell>
          <table:table-cell table:style-name="Table9.C1" office:value-type="string">
            <text:p text:style-name="P38">Example</text:p>
          </table:table-cell>
        </table:table-row>
        <table:table-row table:style-name="TableLine94852466798656">
          <table:table-cell table:style-name="Table9.A2" office:value-type="string">
            <text:p text:style-name="P52">SELECT * FROM table_name</text:p>
          </table:table-cell>
          <table:table-cell table:style-name="Table9.A2" office:value-type="string">
            <text:p text:style-name="P61"><text:s/><text:span text:style-name="T65">Selects everything in the choosen table</text:span>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17424">
          <table:table-cell table:style-name="Table9.A2" office:value-type="string">
            <text:p text:style-name="P52">SELECT column, column… FROM table_name</text:p>
          </table:table-cell>
          <table:table-cell table:style-name="Table9.A2" office:value-type="string">
            <text:p text:style-name="P62">Selects (a) column(s) from the <text:s/>choosen table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6496">
          <table:table-cell table:style-name="Table9.A2" office:value-type="string">
            <text:p text:style-name="P52">SELECT column AS nick_name FROM Table_name</text:p>
          </table:table-cell>
          <table:table-cell table:style-name="Table9.A2" office:value-type="string">
            <text:p text:style-name="P62">Selecting a column, adding a nickname from the choosen table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7312">
          <table:table-cell table:style-name="Table9.A2" office:value-type="string">
            <text:p text:style-name="P52">SELECT * FROM table_ name LIMIT 1-999</text:p>
          </table:table-cell>
          <table:table-cell table:style-name="Table9.A2" office:value-type="string">
            <text:p text:style-name="P62">The condition limits how many rows shown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4064">
          <table:table-cell table:style-name="Table9.A2" office:value-type="string">
            <text:p text:style-name="P52">SELECT DISTINCT(column) FROM TABLE</text:p>
          </table:table-cell>
          <table:table-cell table:style-name="Table9.A2" office:value-type="string">
            <text:p text:style-name="P62">Removes any duplicates in the column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5264">
          <table:table-cell table:style-name="Table9.A2" office:value-type="string">
            <text:p text:style-name="P52">SELECT * FROM table_name WHERE id != 1</text:p>
          </table:table-cell>
          <table:table-cell table:style-name="Table9.A2" office:value-type="string">
            <text:p text:style-name="P62">Selects everything except id 1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8880">
          <table:table-cell table:style-name="Table9.A2" office:value-type="string">
            <text:p text:style-name="P53">SELECT * FROM table_name WHERE id BETWEEN 1 AND 3;</text:p>
          </table:table-cell>
          <table:table-cell table:style-name="Table9.A2" office:value-type="string">
            <text:p text:style-name="P63">Selects only ids between 1 - 3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9568">
          <table:table-cell table:style-name="Table9.A2" office:value-type="string">
            <text:p text:style-name="P53">SELECT * FROM table_name WHERE column_name LIKE ‘(letters)%’</text:p>
          </table:table-cell>
          <table:table-cell table:style-name="Table9.A2" office:value-type="string">
            <text:p text:style-name="P63">SELECTS only columns with the same identity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0464">
          <table:table-cell table:style-name="Table9.A2" office:value-type="string">
            <text:p text:style-name="P53">SELECT * FROM table_name WHERE id IN (5,4,2);</text:p>
          </table:table-cell>
          <table:table-cell table:style-name="Table9.A2" office:value-type="string">
            <text:p text:style-name="P63">Selects only the information its given.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1440">
          <table:table-cell table:style-name="Table9.A2" office:value-type="string">
            <text:p text:style-name="P53">SELECT * FROM table_name WHERE id NOT IN (7.8)</text:p>
          </table:table-cell>
          <table:table-cell table:style-name="Table9.A2" office:value-type="string">
            <text:p text:style-name="P63">Selects everything except id 7 and Description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84800">
          <table:table-cell table:style-name="Table9.A2" office:value-type="string">
            <text:p text:style-name="P53">SELECT column_name FROM table_name WHERE ID IN (SELECT column_name <text:s/>FROM table_name WHERE <text:soft-page-break/>column_name = ‘String’</text:p>
          </table:table-cell>
          <table:table-cell table:style-name="Table9.A2" office:value-type="string">
            <text:p text:style-name="P63">Selects the id of the unkown id in another table.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3120">
          <table:table-cell table:style-name="Table9.A2" office:value-type="string">
            <text:p text:style-name="P54">SELECT * FROM table_name <text:s/>ORDER BY column_name…;</text:p>
          </table:table-cell>
          <table:table-cell table:style-name="Table9.A2" office:value-type="string">
            <text:p text:style-name="P64">Sorting rows In a choosen order.</text:p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4096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50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6048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7024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82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899248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900224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901200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  <table:table-row table:style-name="TableLine94852466902176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1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P17"><text:span text:style-name="Source_20_Text"><text:span text:style-name="T11"/></text:span></text:p>
      <text:p text:style-name="P18"><text:span text:style-name="Source_20_Text"><text:span text:style-name="T12">FUNCTIONS :</text:span></text:span></text:p>
      <text:p text:style-name="P18"><text:span text:style-name="Source_20_Text"><text:span text:style-name="T12"/></text:span></text:p>
      <table:table table:name="Table11" table:style-name="Table11">
        <table:table-column table:style-name="Table11.A" table:number-columns-repeated="3"/>
        <table:table-row table:style-name="TableLine94852466833744">
          <table:table-cell table:style-name="Table11.A1" office:value-type="string">
            <text:p text:style-name="P34">Command</text:p>
          </table:table-cell>
          <table:table-cell table:style-name="Table11.A1" office:value-type="string">
            <text:p text:style-name="P34">Description</text:p>
          </table:table-cell>
          <table:table-cell table:style-name="Table11.C1" office:value-type="string">
            <text:p text:style-name="P37">Example</text:p>
          </table:table-cell>
        </table:table-row>
        <table:table-row table:style-name="TableLine94852466880256">
          <table:table-cell table:style-name="Table11.A2" office:value-type="string">
            <text:p text:style-name="P69">CONCAT()</text:p>
          </table:table-cell>
          <table:table-cell table:style-name="Table11.A2" office:value-type="string">
            <text:p text:style-name="P67">Allows us to concatenating the string (combie two or more strings together)</text:p>
          </table:table-cell>
          <table:table-cell table:style-name="Table11.C2" office:value-type="string">
            <text:p text:style-name="P67">SELECT CONCAT(‘Hello’, ‘World’)<text:line-break/>output : HelloWorld</text:p>
          </table:table-cell>
        </table:table-row>
        <table:table-row table:style-name="TableLine94852466915424">
          <table:table-cell table:style-name="Table11.A2" office:value-type="string">
            <text:p text:style-name="P69">SUBSTRING()</text:p>
          </table:table-cell>
          <table:table-cell table:style-name="Table11.A2" office:value-type="string">
            <text:p text:style-name="P67">Allows us to extract letters from a string</text:p>
          </table:table-cell>
          <table:table-cell table:style-name="Table11.C2" office:value-type="string">
            <text:p text:style-name="P76"><text:span text:style-name="T67">SELECT SUBSTRING (‘</text:span><text:span text:style-name="T68">String</text:span><text:span text:style-name="T67">’, </text:span><text:span text:style-name="T68">INT start, INT end</text:span><text:span text:style-name="T67">);</text:span></text:p>
          </table:table-cell>
        </table:table-row>
        <table:table-row table:style-name="TableLine94852466916144">
          <table:table-cell table:style-name="Table11.A2" office:value-type="string">
            <text:p text:style-name="P70">NOW()</text:p>
          </table:table-cell>
          <table:table-cell table:style-name="Table11.A2" office:value-type="string">
            <text:p text:style-name="P77">Record the present time.</text:p>
          </table:table-cell>
          <table:table-cell table:style-name="Table11.C2" office:value-type="string">
            <text:p text:style-name="Table_20_Contents"/>
          </table:table-cell>
        </table:table-row>
        <table:table-row table:style-name="TableLine94852466916864">
          <table:table-cell table:style-name="Table11.A2" office:value-type="string">
            <text:p text:style-name="P70">CURDATE()</text:p>
          </table:table-cell>
          <table:table-cell table:style-name="Table11.A2" office:value-type="string">
            <text:p text:style-name="P77">Record the current date.</text:p>
          </table:table-cell>
          <table:table-cell table:style-name="Table11.C2" office:value-type="string">
            <text:p text:style-name="Table_20_Contents"/>
          </table:table-cell>
        </table:table-row>
        <table:table-row table:style-name="TableLine94852466917584">
          <table:table-cell table:style-name="Table11.A2" office:value-type="string">
            <text:p text:style-name="P70">CURTIME()</text:p>
          </table:table-cell>
          <table:table-cell table:style-name="Table11.A2" office:value-type="string">
            <text:p text:style-name="P77">Record the current time</text:p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P18"><text:span text:style-name="Source_20_Text"><text:span text:style-name="T12"/></text:span></text:p>
      <text:p text:style-name="P21"><text:span text:style-name="Source_20_Text"><text:span text:style-name="T14">AGGREATE FUNCTIONS: <text:s/></text:span></text:span></text:p>
      <text:p text:style-name="P21"><text:span text:style-name="Source_20_Text"><text:span text:style-name="T14">(FUNCTION WHICH PERFORMS CALCULATIONS ON A SET OF VALUES AND RETURN THE RESULT AS A SINGLE VALUE)</text:span></text:span></text:p>
      <table:table table:name="Table15" table:style-name="Table15">
        <table:table-column table:style-name="Table15.A" table:number-columns-repeated="3"/>
        <table:table-row table:style-name="TableLine94852466843408">
          <table:table-cell table:style-name="Table15.A1" office:value-type="string">
            <text:p text:style-name="P70">Command</text:p>
          </table:table-cell>
          <table:table-cell table:style-name="Table15.A1" office:value-type="string">
            <text:p text:style-name="P70">Description</text:p>
          </table:table-cell>
          <table:table-cell table:style-name="Table15.C1" office:value-type="string">
            <text:p text:style-name="P70">Example</text:p>
          </table:table-cell>
        </table:table-row>
        <table:table-row table:style-name="TableLine94852466982240">
          <table:table-cell table:style-name="Table15.A2" office:value-type="string">
            <text:p text:style-name="P70">COUNT(VALUE)</text:p>
          </table:table-cell>
          <table:table-cell table:style-name="Table15.A2" office:value-type="string">
            <text:p text:style-name="Table_20_Contents"><text:s/><text:span text:style-name="T68">Returns numbered rows in the table.</text:span></text:p>
          </table:table-cell>
          <table:table-cell table:style-name="Table15.C2" office:value-type="string">
            <text:p text:style-name="P77"><text:span text:style-name="T69">SELECT </text:span>COUNT(* / <text:span text:style-name="T70">column_name</text:span>) <text:span text:style-name="T69">FROM table_name</text:span></text:p>
          </table:table-cell>
        </table:table-row>
        <table:table-row table:style-name="TableLine94852466972480">
          <table:table-cell table:style-name="Table15.A2" office:value-type="string">
            <text:p text:style-name="P71">AVG()</text:p>
          </table:table-cell>
          <table:table-cell table:style-name="Table15.A2" office:value-type="string">
            <text:p text:style-name="P78">AVGO() returns the average of a set of value</text:p>
          </table:table-cell>
          <table:table-cell table:style-name="Table15.C2" office:value-type="string">
            <text:p text:style-name="P78">SELECT AVG(column_name) FROM table_name</text:p>
          </table:table-cell>
        </table:table-row>
        <table:table-row table:style-name="TableLine94852466973248">
          <table:table-cell table:style-name="Table15.A2" office:value-type="string">
            <text:p text:style-name="P71">ROUND()</text:p>
          </table:table-cell>
          <table:table-cell table:style-name="Table15.A2" office:value-type="string">
            <text:p text:style-name="P78">Rounds up yo closest 10’er <text:span text:style-name="T71">in decimal</text:span></text:p>
          </table:table-cell>
          <table:table-cell table:style-name="Table15.C2" office:value-type="string">
            <text:p text:style-name="P78">SELECT ROUND(AVGO(column_name, INT value)) FROM table_name;</text:p>
          </table:table-cell>
        </table:table-row>
        <text:soft-page-break/>
        <table:table-row table:style-name="TableLine94852466974112">
          <table:table-cell table:style-name="Table15.A2" office:value-type="string">
            <text:p text:style-name="P71">MAX()</text:p>
          </table:table-cell>
          <table:table-cell table:style-name="Table15.A2" office:value-type="string">
            <text:p text:style-name="P78">Return the maximum set of values in a column</text:p>
          </table:table-cell>
          <table:table-cell table:style-name="Table15.C2" office:value-type="string">
            <text:p text:style-name="P78">SELECT MAX(column_name) FROM table_name;</text:p>
          </table:table-cell>
        </table:table-row>
        <table:table-row table:style-name="TableLine94852466974928">
          <table:table-cell table:style-name="Table15.A2" office:value-type="string">
            <text:p text:style-name="P68">MIN()</text:p>
          </table:table-cell>
          <table:table-cell table:style-name="Table15.A2" office:value-type="string">
            <text:p text:style-name="P79">Return the minimum set of values in a column </text:p>
          </table:table-cell>
          <table:table-cell table:style-name="Table15.C2" office:value-type="string">
            <text:p text:style-name="P79">SELECT MIN(column_name) FROM table_name;</text:p>
          </table:table-cell>
        </table:table-row>
        <table:table-row table:style-name="TableLine94852466991088">
          <table:table-cell table:style-name="Table15.A2" office:value-type="string">
            <text:p text:style-name="P68"><text:s/>SUM()</text:p>
          </table:table-cell>
          <table:table-cell table:style-name="Table15.A2" office:value-type="string">
            <text:p text:style-name="Table_20_Contents"><text:s/>Returns the sum of a value</text:p>
          </table:table-cell>
          <table:table-cell table:style-name="Table15.C2" office:value-type="string">
            <text:p text:style-name="Table_20_Contents">SELECT SUM(column_name) FROM table_name;</text:p>
          </table:table-cell>
        </table:table-row>
        <table:table-row table:style-name="TableLine94852466992064">
          <table:table-cell table:style-name="Table15.C2" table:number-columns-spanned="3" office:value-type="string">
            <text:p text:style-name="P72">GROUP BY</text:p>
          </table:table-cell>
          <table:covered-table-cell/>
          <table:covered-table-cell/>
        </table:table-row>
        <table:table-row table:style-name="TableLine94852466993296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9">Groups the data to compare data with a and b</text:p>
          </table:table-cell>
          <table:table-cell table:style-name="Table15.C2" office:value-type="string">
            <text:p text:style-name="P97"><text:span text:style-name="T5">SELECT</text:span><text:span text:style-name="T37"> </text:span><text:span text:style-name="T38">column_name, What to compare, FROM table_name GROUP BY column_name;</text:span><text:span text:style-name="T41">e</text:span></text:p>
          </table:table-cell>
        </table:table-row>
        <table:table-row table:style-name="TableLine94852466994032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>Needs more testing.</text:p>
          </table:table-cell>
          <table:table-cell table:style-name="Table15.C2" office:value-type="string">
            <text:p text:style-name="P97"><text:span text:style-name="T5">SELECT</text:span><text:span text:style-name="T37"> </text:span><text:span text:style-name="T36">column_name</text:span><text:span text:style-name="T40">,</text:span><text:span text:style-name="T37"> </text:span><text:span text:style-name="T43">what to compare </text:span><text:span text:style-name="T36">column_name</text:span><text:span text:style-name="T37"> </text:span><text:span text:style-name="T5">FROM</text:span><text:span text:style-name="T37"> </text:span><text:span text:style-name="T36">table_name</text:span><text:span text:style-name="T35"> </text:span><text:span text:style-name="T5">GROUP</text:span><text:span text:style-name="T37"> </text:span><text:span text:style-name="T5">BY</text:span><text:span text:style-name="T37"> </text:span><text:span text:style-name="T39">table_name</text:span><text:span text:style-name="T35"> </text:span><text:span text:style-name="T5">HAVING</text:span><text:span text:style-name="T37"> </text:span><text:span text:style-name="T42">MAX</text:span><text:span text:style-name="T40">(</text:span><text:span text:style-name="T36">column_name</text:span><text:span text:style-name="T40">)</text:span><text:span text:style-name="T37"> </text:span><text:span text:style-name="T44">&gt;</text:span><text:span text:style-name="T37"> </text:span><text:span text:style-name="T44">10000</text:span></text:p>
          </table:table-cell>
        </table:table-row>
        <table:table-row table:style-name="TableLine94852466995008">
          <table:table-cell table:style-name="Table15.C2" table:number-columns-spanned="3" office:value-type="string">
            <text:p text:style-name="P75">JOINS</text:p>
          </table:table-cell>
          <table:covered-table-cell/>
          <table:covered-table-cell/>
        </table:table-row>
        <table:table-row table:style-name="TableLine94852466995872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  <table:table-row table:style-name="TableLine94852466996688">
          <table:table-cell table:style-name="Table15.C2" table:number-columns-spanned="3" office:value-type="string">
            <text:p text:style-name="P74">UNIONS</text:p>
          </table:table-cell>
          <table:covered-table-cell/>
          <table:covered-table-cell/>
        </table:table-row>
        <table:table-row table:style-name="TableLine94852466975584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1">UNION used to comine the results of two or more SELECT statements each statement must have exact the same number of columns</text:p>
          </table:table-cell>
          <table:table-cell table:style-name="Table15.C2" office:value-type="string">
            <text:p text:style-name="P98">SELECT statement_one UNION SELECT statement_two</text:p>
          </table:table-cell>
        </table:table-row>
        <table:table-row table:style-name="TableLine94852466997888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8">SELECT statement_one <text:s/>FROM table_name UNION ALL SELECT statement_two FROM table_name</text:p>
          </table:table-cell>
        </table:table-row>
        <table:table-row table:style-name="TableLine94852466998864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  <table:table-row table:style-name="TableLine94852466999840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  <table:table-row table:style-name="TableLine94852467001088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  <table:table-row table:style-name="TableLine94852467002064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  <table:table-row table:style-name="TableLine94852467003040"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97"/>
          </table:table-cell>
        </table:table-row>
      </table:table>
      <text:p text:style-name="P21"><text:span text:style-name="Source_20_Text"><text:span text:style-name="T14"/></text:span></text:p>
      <table:table table:name="Table16" table:style-name="Table16">
        <table:table-column table:style-name="Table16.A" table:number-columns-repeated="3"/>
        <table:table-row table:style-name="TableLine94852466948928">
          <table:table-cell table:style-name="Table16.A1" table:number-columns-spanned="3" office:value-type="string">
            <text:p text:style-name="P39">VIew</text:p>
          </table:table-cell>
          <table:covered-table-cell/>
          <table:covered-table-cell/>
        </table:table-row>
        <table:table-row table:style-name="TableLine94852466969280">
          <table:table-cell table:style-name="Table16.A2" office:value-type="string">
            <text:p text:style-name="P39">Command</text:p>
          </table:table-cell>
          <table:table-cell table:style-name="Table16.A2" office:value-type="string">
            <text:p text:style-name="P39">Description</text:p>
          </table:table-cell>
          <table:table-cell table:style-name="Table16.C2" office:value-type="string">
            <text:p text:style-name="P39">Examples</text:p>
          </table:table-cell>
        </table:table-row>
        <text:soft-page-break/>
        <table:table-row table:style-name="TableLine94852467019040">
          <table:table-cell table:style-name="Table16.A2" office:value-type="string">
            <text:p text:style-name="P82"><text:span text:style-name="T63">CREATE VIEW</text:span> view_name <text:span text:style-name="T63">AS SELECT</text:span> statement;</text:p>
          </table:table-cell>
          <table:table-cell table:style-name="Table16.A2" office:value-type="string">
            <text:p text:style-name="P82">Creating a view, SQL virtual Table</text:p>
          </table:table-cell>
          <table:table-cell table:style-name="Table16.C2" office:value-type="string">
            <text:p text:style-name="Table_20_Contents"/>
          </table:table-cell>
        </table:table-row>
        <table:table-row table:style-name="TableLine94852467012240">
          <table:table-cell table:style-name="Table16.A2" office:value-type="string">
            <text:p text:style-name="P83"><text:span text:style-name="T63">SELECT * FROM</text:span> view_name;</text:p>
          </table:table-cell>
          <table:table-cell table:style-name="Table16.A2" office:value-type="string">
            <text:p text:style-name="P83">Viewing the virtual Table</text:p>
          </table:table-cell>
          <table:table-cell table:style-name="Table16.C2" office:value-type="string">
            <text:p text:style-name="Table_20_Contents"/>
          </table:table-cell>
        </table:table-row>
        <table:table-row table:style-name="TableLine94852467013056">
          <table:table-cell table:style-name="Table16.A2" office:value-type="string">
            <text:p text:style-name="P84"><text:span text:style-name="T63">ALTER VIEW</text:span> view_name <text:span text:style-name="T63">AS SELECT</text:span> statement;</text:p>
          </table:table-cell>
          <table:table-cell table:style-name="Table16.A2" office:value-type="string">
            <text:p text:style-name="P84">Altering a view tabl<text:span text:style-name="T72">e</text:span></text:p>
          </table:table-cell>
          <table:table-cell table:style-name="Table16.C2" office:value-type="string">
            <text:p text:style-name="Table_20_Contents"/>
          </table:table-cell>
        </table:table-row>
        <table:table-row table:style-name="TableLine94852467013872">
          <table:table-cell table:style-name="Table16.A2" office:value-type="string">
            <text:p text:style-name="P85"><text:span text:style-name="T63">DROP VIEW IF EXISTS</text:span> view_name</text:p>
          </table:table-cell>
          <table:table-cell table:style-name="Table16.A2" office:value-type="string">
            <text:p text:style-name="P85">Deletes a view</text:p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P21"><text:span text:style-name="Source_20_Text"><text:span text:style-name="T14"/></text:span></text:p>
      <text:p text:style-name="P22"><text:span text:style-name="Source_20_Text"><text:span text:style-name="T15">Triggers :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>What is a trigger ?</text:span></text:span></text:p>
      <text:p text:style-name="P22"><text:span text:style-name="Source_20_Text"><text:span text:style-name="T15">Triggers is a series of actions that is activated when a defined event occours in a spesific table such as INSERT, UPDATE or DELETE.</text:span></text:span></text:p>
      <text:p text:style-name="P22"><text:span text:style-name="Source_20_Text"><text:span text:style-name="T15"><text:s/></text:span></text:span></text:p>
      <text:p text:style-name="P22"><text:span text:style-name="Source_20_Text"><text:span text:style-name="T15">How They Work</text:span></text:span></text:p>
      <text:p text:style-name="P22"><text:span text:style-name="Source_20_Text"><text:span text:style-name="T15"/></text:span></text:p>
      <table:table table:name="Table17" table:style-name="Table17">
        <table:table-column table:style-name="Table17.A" table:number-columns-repeated="3"/>
        <table:table-row table:style-name="TableLine94852467004288">
          <table:table-cell table:style-name="Table17.A1" office:value-type="string">
            <text:p text:style-name="P40">Command</text:p>
          </table:table-cell>
          <table:table-cell table:style-name="Table17.A1" office:value-type="string">
            <text:p text:style-name="P40">Description</text:p>
          </table:table-cell>
          <table:table-cell table:style-name="Table17.C1" office:value-type="string">
            <text:p text:style-name="P40">Example</text:p>
          </table:table-cell>
        </table:table-row>
        <table:table-row table:style-name="TableLine94852467020592">
          <table:table-cell table:style-name="Table17.A2" office:value-type="string">
            <text:p text:style-name="P56">DELIMITER $$ CREATE TRIGGER <text:span text:style-name="T59">trigger_name</text:span> BEFORE/AFTER/UPDATE/DELETE/INSERT ON <text:span text:style-name="T59">table_name </text:span>FOR EACH ROW BEGIN <text:s/><text:span text:style-name="T59">– action</text:span> END $$ DELIMETER ;</text:p>
          </table:table-cell>
          <table:table-cell table:style-name="Table17.A2" office:value-type="string">
            <text:p text:style-name="P86">Creating a trigger to handle an event</text:p>
          </table:table-cell>
          <table:table-cell table:style-name="Table17.C2" office:value-type="string">
            <text:p text:style-name="Table_20_Contents"/>
          </table:table-cell>
        </table:table-row>
        <table:table-row table:style-name="TableLine94852467043248"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 table:style-name="TableLine94852467044064"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 table:style-name="TableLine94852467044928"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 table:style-name="TableLine94852467045744"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P22"><text:span text:style-name="Source_20_Text"><text:span text:style-name="T15"><text:s/></text:span></text:span></text:p>
      <text:p text:style-name="P23"><text:span text:style-name="Source_20_Text"><text:span text:style-name="T16">VARIABLE:<text:line-break/>A Name given to data which we need to store and use</text:span></text:span></text:p>
      <text:p text:style-name="P23"><text:span text:style-name="Source_20_Text"><text:span text:style-name="T16"/></text:span></text:p>
      <table:table table:name="Table18" table:style-name="Table18">
        <table:table-column table:style-name="Table18.A" table:number-columns-repeated="3"/>
        <table:table-row table:style-name="TableLine94852467023728">
          <table:table-cell table:style-name="Table18.A1" office:value-type="string">
            <text:p text:style-name="P41">Command</text:p>
          </table:table-cell>
          <table:table-cell table:style-name="Table18.A1" office:value-type="string">
            <text:p text:style-name="P41">Description</text:p>
          </table:table-cell>
          <table:table-cell table:style-name="Table18.C1" office:value-type="string">
            <text:p text:style-name="P41">Example</text:p>
          </table:table-cell>
        </table:table-row>
        <table:table-row table:style-name="TableLine94852467041968">
          <table:table-cell table:style-name="Table18.A2" office:value-type="string">
            <text:p text:style-name="P57">SET <text:span text:style-name="T59">@variable_name</text:span><text:span text:style-name="T74"> </text:span><text:span text:style-name="T59">= </text:span><text:span text:style-name="T60">value</text:span></text:p>
          </table:table-cell>
          <table:table-cell table:style-name="Table18.A2" office:value-type="string">
            <text:p text:style-name="P88">Assign the variable a value</text:p>
          </table:table-cell>
          <table:table-cell table:style-name="Table18.C2" office:value-type="string">
            <text:p text:style-name="P87">SELECT * FROM table_name wHERE columnID = @VariableName</text:p>
          </table:table-cell>
        </table:table-row>
        <table:table-row table:style-name="TableLine94852467062864">
          <table:table-cell table:style-name="Table18.A2" office:value-type="string">
            <text:p text:style-name="P58">SELECT <text:span text:style-name="T73">@variable_name := value;</text:span></text:p>
          </table:table-cell>
          <table:table-cell table:style-name="Table18.A2" office:value-type="string">
            <text:p text:style-name="P89">SET and SELECT a variable</text:p>
          </table:table-cell>
          <table:table-cell table:style-name="Table18.C2" office:value-type="string">
            <text:p text:style-name="Table_20_Contents"/>
          </table:table-cell>
        </table:table-row>
      </table:table>
      <text:p text:style-name="P23"><text:span text:style-name="Source_20_Text"><text:span text:style-name="T16"/></text:span></text:p>
      <text:p text:style-name="P24"><text:soft-page-break/><text:span text:style-name="Source_20_Text"><text:span text:style-name="T17">STORED ROUTINES :<text:line-break/><text:line-break/><text:tab/>STORED PROCEDURES:</text:span></text:span></text:p>
      <text:p text:style-name="P24"><text:span text:style-name="Source_20_Text"><text:span text:style-name="T17"/></text:span></text:p>
      <text:p text:style-name="P24"><text:span text:style-name="Source_20_Text"><text:span text:style-name="T17"><text:tab/><text:tab/></text:span></text:span></text:p>
      <table:table table:name="Table19" table:style-name="Table19">
        <table:table-column table:style-name="Table19.A" table:number-columns-repeated="3"/>
        <table:table-row table:style-name="TableLine94852467049232">
          <table:table-cell table:style-name="Table19.A1" office:value-type="string">
            <text:p text:style-name="P89">Command</text:p>
          </table:table-cell>
          <table:table-cell table:style-name="Table19.A1" office:value-type="string">
            <text:p text:style-name="P89">Description</text:p>
          </table:table-cell>
          <table:table-cell table:style-name="Table19.C1" office:value-type="string">
            <text:p text:style-name="P89">Example</text:p>
          </table:table-cell>
        </table:table-row>
        <table:table-row table:style-name="TableLine94852467071104">
          <table:table-cell table:style-name="Table19.A2" office:value-type="string">
            <text:p text:style-name="P24"><text:span text:style-name="Source_20_Text"><text:span text:style-name="T45">DELIMITER $$ </text:span></text:span></text:p>
            <text:p text:style-name="P24"><text:span text:style-name="Source_20_Text"><text:span text:style-name="T45">CREATE PROCEDURE </text:span></text:span><text:span text:style-name="Source_20_Text"><text:span text:style-name="T46">procedure_name([Parameters])</text:span></text:span><text:span text:style-name="Source_20_Text"><text:span text:style-name="T45"> BEGIN <text:line-break/><text:tab/></text:span></text:span><text:span text:style-name="Source_20_Text"><text:span text:style-name="T46">---- SQL Statements</text:span></text:span><text:span text:style-name="Source_20_Text"><text:span text:style-name="T45"> END $$</text:span></text:span></text:p>
            <text:p text:style-name="P24"><text:span text:style-name="Source_20_Text"><text:span text:style-name="T45"/></text:span></text:p>
            <text:p text:style-name="P24"><text:span text:style-name="Source_20_Text"><text:span text:style-name="T45">DELIMITER ;</text:span></text:span></text:p>
          </table:table-cell>
          <table:table-cell table:style-name="Table19.A2" office:value-type="string">
            <text:p text:style-name="P89">A Procedure syntax</text:p>
          </table:table-cell>
          <table:table-cell table:style-name="Table19.C2" office:value-type="string">
            <text:p text:style-name="Table_20_Contents"/>
          </table:table-cell>
        </table:table-row>
        <table:table-row table:style-name="TableLine94852467089312">
          <table:table-cell table:style-name="Table19.A2" office:value-type="string">
            <text:p text:style-name="P90">IN | OUT | INOUT</text:p>
          </table:table-cell>
          <table:table-cell table:style-name="Table19.A2" office:value-type="string">
            <text:p text:style-name="P90"><text:span text:style-name="T2">IN :</text:span> <text:line-break/>Used to <text:s/>pass information to the procedure.<text:line-break/><text:line-break/><text:span text:style-name="T2">OUT:</text:span> <text:s/><text:line-break/>Used to get information from the stored procedure.</text:p>
            <text:p text:style-name="P90"/>
            <text:p text:style-name="P90"><text:span text:style-name="T2">INOUT:</text:span> <text:line-break/> Serves both in and out parameters</text:p>
          </table:table-cell>
          <table:table-cell table:style-name="Table19.C2" office:value-type="string">
            <text:p text:style-name="P91">IN :<text:line-break/> CREATE PROCEDURE Procedure_name( IN variabel, DATATYPE) <text:s/>BEGIN</text:p>
            <text:p text:style-name="P91"><text:line-break/>SQL STATEMENT</text:p>
            <text:p text:style-name="P91"/>
            <text:p text:style-name="P91">END</text:p>
            <text:p text:style-name="P91"/>
          </table:table-cell>
        </table:table-row>
        <table:table-row table:style-name="TableLine94852467090128"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 table:style-name="TableLine94852467090992"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 table:style-name="TableLine94852467092048"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</table:table>
      <text:p text:style-name="P24"><text:span text:style-name="Source_20_Text"><text:span text:style-name="T17"/></text:span></text:p>
      <text:p text:style-name="P25"><text:span text:style-name="Source_20_Text"><text:span text:style-name="T18">STORED FUNCTIONS :</text:span></text:span></text:p>
      <table:table table:name="Table20" table:style-name="Table20">
        <table:table-column table:style-name="Table20.A" table:number-columns-repeated="3"/>
        <table:table-row table:style-name="TableLine94852467063680">
          <table:table-cell table:style-name="Table20.A1" office:value-type="string">
            <text:p text:style-name="P92">COMMAND</text:p>
          </table:table-cell>
          <table:table-cell table:style-name="Table20.A1" office:value-type="string">
            <text:p text:style-name="P92">Description</text:p>
          </table:table-cell>
          <table:table-cell table:style-name="Table20.C1" office:value-type="string">
            <text:p text:style-name="P92">Example</text:p>
          </table:table-cell>
        </table:table-row>
        <table:table-row table:style-name="TableLine94852467097136">
          <table:table-cell table:style-name="Table20.A2" office:value-type="string">
            <text:p text:style-name="P92">CREATE FUNCTION NameOfFunction(parameters) RETURNS dataType Chartaristics of the function <text:s/>BEGIN – details of the function RETURN result; END $$</text:p>
          </table:table-cell>
          <table:table-cell table:style-name="Table20.A2" office:value-type="string">
            <text:p text:style-name="P92">Create a function</text:p>
          </table:table-cell>
          <table:table-cell table:style-name="Table20.C2" office:value-type="string">
            <text:p text:style-name="Table_20_Contents"/>
          </table:table-cell>
        </table:table-row>
        <table:table-row table:style-name="TableLine94852467115584">
          <table:table-cell table:style-name="Table20.A2" office:value-type="string">
            <text:p text:style-name="P93">DECLEAR variable dataType [DEFAULT if value is default];</text:p>
          </table:table-cell>
          <table:table-cell table:style-name="Table20.A2" office:value-type="string">
            <text:p text:style-name="P93">Declears a local variable</text:p>
          </table:table-cell>
          <table:table-cell table:style-name="Table20.C2" office:value-type="string">
            <text:p text:style-name="P93">Declears a local variable</text:p>
          </table:table-cell>
        </table:table-row>
        <table:table-row table:style-name="TableLine94852467116400"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C2" office:value-type="string">
            <text:p text:style-name="Table_20_Contents"/>
          </table:table-cell>
        </table:table-row>
        <table:table-row table:style-name="TableLine94852467117264"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C2" office:value-type="string">
            <text:p text:style-name="Table_20_Contents"/>
          </table:table-cell>
        </table:table-row>
      </table:table>
      <text:p text:style-name="P26"><text:soft-page-break/><text:span text:style-name="Source_20_Text"><text:span text:style-name="T19">IF STATEMENT</text:span></text:span></text:p>
      <text:p text:style-name="P26"><text:span text:style-name="Source_20_Text"><text:span text:style-name="T19"/></text:span></text:p>
      <table:table table:name="Table21" table:style-name="Table21">
        <table:table-column table:style-name="Table21.A" table:number-columns-repeated="3"/>
        <table:table-row table:style-name="TableLine94852467098368">
          <table:table-cell table:style-name="Table21.A1" office:value-type="string">
            <text:p text:style-name="P94">COMMAND</text:p>
          </table:table-cell>
          <table:table-cell table:style-name="Table21.A1" office:value-type="string">
            <text:p text:style-name="P94">Description</text:p>
          </table:table-cell>
          <table:table-cell table:style-name="Table21.C1" office:value-type="string">
            <text:p text:style-name="P94">Example</text:p>
          </table:table-cell>
        </table:table-row>
        <table:table-row table:style-name="TableLine94852467100096">
          <table:table-cell table:style-name="Table21.A2" office:value-type="string">
            <text:p text:style-name="P94">IF condition 1 is met THEN dot task a; ELSIF condition 2 is met THEN do task B; ELSE do task Z; END IF;</text:p>
          </table:table-cell>
          <table:table-cell table:style-name="Table21.A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 table:style-name="TableLine94852467130176"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 table:style-name="TableLine94852467130992"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 table:style-name="TableLine94852467119648"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</table:table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pan text:style-name="Source_20_Text"><text:span text:style-name="T19"/></text:span></text:p>
      <text:p text:style-name="P26"><text:soft-page-break/><text:span text:style-name="Source_20_Text"><text:span text:style-name="T49">CREATE</text:span></text:span><text:span text:style-name="Source_20_Text"><text:span text:style-name="T47"> </text:span></text:span><text:span text:style-name="Source_20_Text"><text:span text:style-name="T49">PROCEDURE</text:span></text:span><text:span text:style-name="Source_20_Text"><text:span text:style-name="T47"> CancelBook</text:span></text:span><text:span text:style-name="Source_20_Text"><text:span text:style-name="T48">(</text:span></text:span><text:span text:style-name="Source_20_Text"><text:span text:style-name="T47"> </text:span></text:span><text:span text:style-name="Source_20_Text"><text:span text:style-name="T49">IN</text:span></text:span><text:span text:style-name="Source_20_Text"><text:span text:style-name="T47"> bID </text:span></text:span><text:span text:style-name="Source_20_Text"><text:span text:style-name="T50">INT</text:span></text:span><text:span text:style-name="Source_20_Text"><text:span text:style-name="T47">, </text:span></text:span><text:span text:style-name="Source_20_Text"><text:span text:style-name="T49">OUT</text:span></text:span><text:span text:style-name="Source_20_Text"><text:span text:style-name="T47"> bMessage </text:span></text:span><text:span text:style-name="Source_20_Text"><text:span text:style-name="T50">VARCHAR</text:span></text:span><text:span text:style-name="Source_20_Text"><text:span text:style-name="T47">(</text:span></text:span><text:span text:style-name="Source_20_Text"><text:span text:style-name="T51">255</text:span></text:span><text:span text:style-name="Source_20_Text"><text:span text:style-name="T47">)</text:span></text:span><text:span text:style-name="Source_20_Text"><text:span text:style-name="T48">)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BEGIN</text:span></text:span><text:span text:style-name="Source_20_Text"><text:span text:style-name="T47"> </text:span></text:span><text:span text:style-name="Source_20_Text"><text:span text:style-name="T32"><text:line-break/>-&gt; <text:line-break/>-&gt; </text:span></text:span><text:span text:style-name="Source_20_Text"><text:span text:style-name="T52"># Declareing Variables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Cancel </text:span></text:span><text:span text:style-name="Source_20_Text"><text:span text:style-name="T50">INT</text:span></text:span><text:span text:style-name="Source_20_Text"><text:span text:style-name="T47">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MID </text:span></text:span><text:span text:style-name="Source_20_Text"><text:span text:style-name="T50">VARCHAR</text:span></text:span><text:span text:style-name="Source_20_Text"><text:span text:style-name="T47">(</text:span></text:span><text:span text:style-name="Source_20_Text"><text:span text:style-name="T51">255</text:span></text:span><text:span text:style-name="Source_20_Text"><text:span text:style-name="T47">)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Status </text:span></text:span><text:span text:style-name="Source_20_Text"><text:span text:style-name="T50">VARCHAR</text:span></text:span><text:span text:style-name="Source_20_Text"><text:span text:style-name="T47">(</text:span></text:span><text:span text:style-name="Source_20_Text"><text:span text:style-name="T51">255</text:span></text:span><text:span text:style-name="Source_20_Text"><text:span text:style-name="T47">)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Bookdate </text:span></text:span><text:span text:style-name="Source_20_Text"><text:span text:style-name="T50">DATE</text:span></text:span><text:span text:style-name="Source_20_Text"><text:span text:style-name="T47">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Price </text:span></text:span><text:span text:style-name="Source_20_Text"><text:span text:style-name="T50">FLOAT</text:span></text:span><text:span text:style-name="Source_20_Text"><text:span text:style-name="T47">(</text:span></text:span><text:span text:style-name="Source_20_Text"><text:span text:style-name="T51">4.2</text:span></text:span><text:span text:style-name="Source_20_Text"><text:span text:style-name="T47">)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Payment </text:span></text:span><text:span text:style-name="Source_20_Text"><text:span text:style-name="T50">FLOAT</text:span></text:span><text:span text:style-name="Source_20_Text"><text:span text:style-name="T47">(</text:span></text:span><text:span text:style-name="Source_20_Text"><text:span text:style-name="T51">4.2</text:span></text:span><text:span text:style-name="Source_20_Text"><text:span text:style-name="T47">); </text:span></text:span><text:span text:style-name="Source_20_Text"><text:span text:style-name="T32"><text:line-break/>-&gt; </text:span></text:span><text:span text:style-name="Source_20_Text"><text:span text:style-name="T49">DECLARE</text:span></text:span><text:span text:style-name="Source_20_Text"><text:span text:style-name="T47"> vrID </text:span></text:span><text:span text:style-name="Source_20_Text"><text:span text:style-name="T50">CHAR</text:span></text:span><text:span text:style-name="Source_20_Text"><text:span text:style-name="T47">(</text:span></text:span><text:span text:style-name="Source_20_Text"><text:span text:style-name="T51">2</text:span></text:span><text:span text:style-name="Source_20_Text"><text:span text:style-name="T47">;) </text:span></text:span><text:span text:style-name="Source_20_Text"><text:span text:style-name="T32"><text:line-break/>-&gt; <text:line-break/>-&gt; </text:span></text:span><text:span text:style-name="Source_20_Text"><text:span text:style-name="T52"># Selecting and inserting values from table into variable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BookedBy </text:span></text:span><text:span text:style-name="Source_20_Text"><text:span text:style-name="T49">INTO</text:span></text:span><text:span text:style-name="Source_20_Text"><text:span text:style-name="T47"> vMID </text:span></text:span><text:span text:style-name="Source_20_Text"><text:span text:style-name="T49">FROM</text:span></text:span><text:span text:style-name="Source_20_Text"><text:span text:style-name="T47"> Booking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PaymentStatus </text:span></text:span><text:span text:style-name="Source_20_Text"><text:span text:style-name="T49">INto</text:span></text:span><text:span text:style-name="Source_20_Text"><text:span text:style-name="T47"> vStatus </text:span></text:span><text:span text:style-name="Source_20_Text"><text:span text:style-name="T49">FROM</text:span></text:span><text:span text:style-name="Source_20_Text"><text:span text:style-name="T47"> Booking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BookDate </text:span></text:span><text:span text:style-name="Source_20_Text"><text:span text:style-name="T49">INTO</text:span></text:span><text:span text:style-name="Source_20_Text"><text:span text:style-name="T47"> vBookDate </text:span></text:span><text:span text:style-name="Source_20_Text"><text:span text:style-name="T49">FROM</text:span></text:span><text:span text:style-name="Source_20_Text"><text:span text:style-name="T47"> Booking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Credit </text:span></text:span><text:span text:style-name="Source_20_Text"><text:span text:style-name="T49">INTO</text:span></text:span><text:span text:style-name="Source_20_Text"><text:span text:style-name="T47"> vPayment </text:span></text:span><text:span text:style-name="Source_20_Text"><text:span text:style-name="T49">FROM</text:span></text:span><text:span text:style-name="Source_20_Text"><text:span text:style-name="T47"> Members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RoomType </text:span></text:span><text:span text:style-name="Source_20_Text"><text:span text:style-name="T49">INTO</text:span></text:span><text:span text:style-name="Source_20_Text"><text:span text:style-name="T47"> vRoom </text:span></text:span><text:span text:style-name="Source_20_Text"><text:span text:style-name="T49">FROM</text:span></text:span><text:span text:style-name="Source_20_Text"><text:span text:style-name="T47"> BookedBy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Pricelist </text:span></text:span><text:span text:style-name="Source_20_Text"><text:span text:style-name="T49">INTO</text:span></text:span><text:span text:style-name="Source_20_Text"><text:span text:style-name="T47"> Price </text:span></text:span><text:span text:style-name="Source_20_Text"><text:span text:style-name="T49">FROM</text:span></text:span><text:span text:style-name="Source_20_Text"><text:span text:style-name="T47"> Room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vrID; </text:span></text:span><text:span text:style-name="Source_20_Text"><text:span text:style-name="T32"><text:line-break/>-&gt; <text:line-break/>-&gt; </text:span></text:span><text:span text:style-name="Source_20_Text"><text:span text:style-name="T52"># Setting value to zero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SET</text:span></text:span><text:span text:style-name="Source_20_Text"><text:span text:style-name="T47"> vCancel </text:span></text:span><text:span text:style-name="Source_20_Text"><text:span text:style-name="T51">=</text:span></text:span><text:span text:style-name="Source_20_Text"><text:span text:style-name="T47"> </text:span></text:span><text:span text:style-name="Source_20_Text"><text:span text:style-name="T51">0</text:span></text:span><text:span text:style-name="Source_20_Text"><text:span text:style-name="T47"> </text:span></text:span><text:span text:style-name="Source_20_Text"><text:span text:style-name="T32"><text:line-break/>-&gt; <text:line-break/>-&gt; </text:span></text:span><text:span text:style-name="Source_20_Text"><text:span text:style-name="T52"># Checking if its the currentDate, If booking is already Canceled else updating</text:span></text:span><text:span text:style-name="Source_20_Text"><text:span text:style-name="T32"><text:line-break/></text:span></text:span><text:span text:style-name="Source_20_Text"><text:span text:style-name="T49">CASE</text:span></text:span><text:span text:style-name="Source_20_Text"><text:span text:style-name="T47"> </text:span></text:span><text:span text:style-name="Source_20_Text"><text:span text:style-name="T32"><text:line-break/>-&gt; <text:line-break/>-&gt; </text:span></text:span><text:span text:style-name="Source_20_Text"><text:span text:style-name="T49">WHEN</text:span></text:span><text:span text:style-name="Source_20_Text"><text:span text:style-name="T47"> </text:span></text:span><text:span text:style-name="Source_20_Text"><text:span text:style-name="T53">curdate</text:span></text:span><text:span text:style-name="Source_20_Text"><text:span text:style-name="T47">() </text:span></text:span><text:span text:style-name="Source_20_Text"><text:span text:style-name="T51">&gt;=</text:span></text:span><text:span text:style-name="Source_20_Text"><text:span text:style-name="T47"> vBookDate </text:span></text:span><text:span text:style-name="Source_20_Text"><text:span text:style-name="T49">THEN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SELECT</text:span></text:span><text:span text:style-name="Source_20_Text"><text:span text:style-name="T47"> </text:span></text:span><text:span text:style-name="Source_20_Text"><text:span text:style-name="T54">'Cancellation of, '</text:span></text:span><text:span text:style-name="Source_20_Text"><text:span text:style-name="T47">, vRoom, </text:span></text:span><text:span text:style-name="Source_20_Text"><text:span text:style-name="T54">'can not be processed on the booked date'</text:span></text:span><text:span text:style-name="Source_20_Text"><text:span text:style-name="T47"> </text:span></text:span><text:span text:style-name="Source_20_Text"><text:span text:style-name="T49">INT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O</text:span></text:span><text:span text:style-name="Source_20_Text"><text:span text:style-name="T47"> vMessage; </text:span></text:span><text:span text:style-name="Source_20_Text"><text:span text:style-name="T32"><text:line-break/>-&gt; <text:line-break/>-&gt; </text:span></text:span><text:span text:style-name="Source_20_Text"><text:span text:style-name="T49">WHEN</text:span></text:span><text:span text:style-name="Source_20_Text"><text:span text:style-name="T47"> vPayment </text:span></text:span><text:span text:style-name="Source_20_Text"><text:span text:style-name="T51">=</text:span></text:span><text:span text:style-name="Source_20_Text"><text:span text:style-name="T47"> </text:span></text:span><text:span text:style-name="Source_20_Text"><text:span text:style-name="T54">'Cancelled'</text:span></text:span><text:span text:style-name="Source_20_Text"><text:span text:style-name="T47"> </text:span></text:span><text:span text:style-name="Source_20_Text"><text:span text:style-name="T49">THEN</text:span></text:span><text:span text:style-name="Source_20_Text"><text:span text:style-name="T47"> </text:span></text:span><text:span text:style-name="Source_20_Text"><text:span text:style-name="T49">SELECT</text:span></text:span><text:span text:style-name="Source_20_Text"><text:span text:style-name="T47"> </text:span></text:span><text:span text:style-name="Source_20_Text"><text:span text:style-name="T54">'The current booking has already been ca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54">ncelled'</text:span></text:span><text:span text:style-name="Source_20_Text"><text:span text:style-name="T47"> </text:span></text:span><text:span text:style-name="Source_20_Text"><text:span text:style-name="T49">INTO</text:span></text:span><text:span text:style-name="Source_20_Text"><text:span text:style-name="T47"> vMessage; </text:span></text:span><text:span text:style-name="Source_20_Text"><text:span text:style-name="T32"><text:line-break/>-&gt; <text:line-break/>-&gt; </text:span></text:span><text:span text:style-name="Source_20_Text"><text:span text:style-name="T49">ELSE</text:span></text:span><text:span text:style-name="Source_20_Text"><text:span text:style-name="T47"> </text:span></text:span><text:span text:style-name="Source_20_Text"><text:span text:style-name="T49">UPDATE</text:span></text:span><text:span text:style-name="Source_20_Text"><text:span text:style-name="T47"> Booking </text:span></text:span><text:span text:style-name="Source_20_Text"><text:span text:style-name="T49">SEt</text:span></text:span><text:span text:style-name="Source_20_Text"><text:span text:style-name="T47"> vStatus </text:span></text:span><text:span text:style-name="Source_20_Text"><text:span text:style-name="T51">=</text:span></text:span><text:span text:style-name="Source_20_Text"><text:span text:style-name="T47"> </text:span></text:span><text:span text:style-name="Source_20_Text"><text:span text:style-name="T54">'Cancelled'</text:span></text:span><text:span text:style-name="Source_20_Text"><text:span text:style-name="T47"> </text:span></text:span><text:span text:style-name="Source_20_Text"><text:span text:style-name="T49">WH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, </text:span></text:span><text:span text:style-name="Source_20_Text"><text:span text:style-name="T49">UPDATE</text:span></text:span><text:span text:style-name="Source_20_Text"><text:span text:style-name="T47"> Payment </text:span></text:span><text:span text:style-name="Source_20_Text"><text:span text:style-name="T49">SET</text:span></text:span><text:span text:style-name="Source_20_Text"><text:span text:style-name="T47"> </text:span></text:span><text:span text:style-name="Source_20_Text"><text:span text:style-name="T32"><text:line-break/>-&gt; Payment </text:span></text:span><text:span text:style-name="Source_20_Text"><text:span text:style-name="T51">-</text:span></text:span><text:span text:style-name="Source_20_Text"><text:span text:style-name="T47">Price, </text:span></text:span><text:span text:style-name="Source_20_Text"><text:span text:style-name="T49">CALL</text:span></text:span><text:span text:style-name="Source_20_Text"><text:span text:style-name="T47"> CheckCancel(</text:span></text:span><text:span text:style-name="Source_20_Text"><text:span text:style-name="T49">IN</text:span></text:span><text:span text:style-name="Source_20_Text"><text:span text:style-name="T47"> bID) </text:span></text:span><text:span text:style-name="Source_20_Text"><text:span text:style-name="T51">--*</text:span></text:span><text:span text:style-name="Source_20_Text"><text:span text:style-name="T47"> </text:span></text:span><text:span text:style-name="Source_20_Text"><text:span text:style-name="T32"><text:line-break/>-&gt; <text:line-break/>-&gt; </text:span></text:span><text:span text:style-name="Source_20_Text"><text:span text:style-name="T52">#CHecking if vCancel has a greater value of 2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CASE</text:span></text:span><text:span text:style-name="Source_20_Text"><text:span text:style-name="T47"> </text:span></text:span><text:span text:style-name="Source_20_Text"><text:span text:style-name="T32"><text:line-break/>-&gt; </text:span></text:span><text:span text:style-name="Source_20_Text"><text:span text:style-name="T49">WHEN</text:span></text:span><text:span text:style-name="Source_20_Text"><text:span text:style-name="T47"> vCanel </text:span></text:span><text:span text:style-name="Source_20_Text"><text:span text:style-name="T51">&gt;=</text:span></text:span><text:span text:style-name="Source_20_Text"><text:span text:style-name="T47"> </text:span></text:span><text:span text:style-name="Source_20_Text"><text:span text:style-name="T51">2</text:span></text:span><text:span text:style-name="Source_20_Text"><text:span text:style-name="T47"> </text:span></text:span><text:span text:style-name="Source_20_Text"><text:span text:style-name="T49">THEN</text:span></text:span><text:span text:style-name="Source_20_Text"><text:span text:style-name="T47"> vPayment </text:span></text:span><text:span text:style-name="Source_20_Text"><text:span text:style-name="T51">=</text:span></text:span><text:span text:style-name="Source_20_Text"><text:span text:style-name="T47"> </text:span></text:span><text:span text:style-name="Source_20_Text"><text:span text:style-name="T51">10</text:span></text:span><text:span text:style-name="Source_20_Text"><text:span text:style-name="T47">, </text:span></text:span><text:span text:style-name="Source_20_Text"><text:span text:style-name="T49">UPDATE</text:span></text:span><text:span text:style-name="Source_20_Text"><text:span text:style-name="T47"> Members </text:span></text:span><text:span text:style-name="Source_20_Text"><text:span text:style-name="T49">SET</text:span></text:span><text:span text:style-name="Source_20_Text"><text:span text:style-name="T47"> PaymentStus </text:span></text:span><text:span text:style-name="Source_20_Text"><text:span text:style-name="T51">=</text:span></text:span><text:span text:style-name="Source_20_Text"><text:span text:style-name="T47"> Payment </text:span></text:span><text:span text:style-name="Source_20_Text"><text:span text:style-name="T49">WH</text:span></text:span><text:span text:style-name="Source_20_Text"><text:span text:style-name="T47"> </text:span></text:span><text:span text:style-name="Source_20_Text"><text:span text:style-name="T32"><text:line-break/></text:span></text:span><text:soft-page-break/><text:span text:style-name="Source_20_Text"><text:span text:style-name="T32">-&gt; </text:span></text:span><text:span text:style-name="Source_20_Text"><text:span text:style-name="T49">ERE</text:span></text:span><text:span text:style-name="Source_20_Text"><text:span text:style-name="T47"> ID </text:span></text:span><text:span text:style-name="Source_20_Text"><text:span text:style-name="T51">=</text:span></text:span><text:span text:style-name="Source_20_Text"><text:span text:style-name="T47"> bID;$</text:span></text:span><text:span text:style-name="Source_20_Text"><text:span text:style-name="T32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12" svg:font-family="12"/>
    <style:font-face style:name="Consolas" svg:font-family="Consolas, Monaco, 'Andale Mono', 'Ubuntu Mono', monospace"/>
    <style:font-face style:name="Libre Franklin" svg:font-family="'Libre Franklin'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style="italic" fo:font-weight="bold" officeooo:rsid="001e9fa3" officeooo:paragraph-rsid="001e9fa3" style:font-size-asian="20pt" style:font-style-asian="italic" style:font-weight-asian="bold" style:font-size-complex="20pt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B Cheatsheet / Referenc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9:33:22.989823402</meta:creation-date>
    <dc:date>2021-08-20T04:07:23.335224153</dc:date>
    <meta:editing-duration>PT19H18M50S</meta:editing-duration>
    <meta:editing-cycles>24</meta:editing-cycles>
    <meta:generator>LibreOffice/7.1.5.2$Linux_X86_64 LibreOffice_project/10$Build-2</meta:generator>
    <meta:document-statistic meta:table-count="21" meta:image-count="0" meta:object-count="0" meta:page-count="13" meta:paragraph-count="283" meta:word-count="1671" meta:character-count="10305" meta:non-whitespace-character-count="8773"/>
  </office:meta>
</office:document-meta>
</file>